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0.784cm" fo:margin-left="0.106cm" fo:margin-top="0cm" fo:margin-bottom="0cm" table:align="left" style:writing-mode="lr-tb"/>
    </style:style>
    <style:style style:name="Tableau1.A" style:family="table-column">
      <style:table-column-properties style:column-width="1.198cm"/>
    </style:style>
    <style:style style:name="Tableau1.D" style:family="table-column">
      <style:table-column-properties style:column-width="1.201cm"/>
    </style:style>
    <style:style style:name="Tableau1.E" style:family="table-column">
      <style:table-column-properties style:column-width="1.196cm"/>
    </style:style>
    <style:style style:name="Tableau1.F" style:family="table-column">
      <style:table-column-properties style:column-width="1.199cm"/>
    </style:style>
    <style:style style:name="Tableau1.1" style:family="table-row">
      <style:table-row-properties style:min-row-height="0.43cm" fo:keep-together="auto"/>
    </style:style>
    <style:style style:name="Tableau1.A1" style:family="table-cell">
      <style:table-cell-properties fo:padding-left="0.009cm" fo:padding-right="0.009cm" fo:padding-top="0cm" fo:padding-bottom="0cm" fo:border="0.5pt solid #000000"/>
    </style:style>
    <style:style style:name="Tableau1" style:family="table">
      <style:table-properties style:width="10.784cm" fo:margin-left="0.106cm" fo:margin-top="0cm" fo:margin-bottom="0cm" table:align="left" style:writing-mode="lr-tb"/>
    </style:style>
    <style:style style:name="Tableau1.A" style:family="table-column">
      <style:table-column-properties style:column-width="1.198cm"/>
    </style:style>
    <style:style style:name="Tableau1.D" style:family="table-column">
      <style:table-column-properties style:column-width="1.201cm"/>
    </style:style>
    <style:style style:name="Tableau1.E" style:family="table-column">
      <style:table-column-properties style:column-width="1.196cm"/>
    </style:style>
    <style:style style:name="Tableau1.F" style:family="table-column">
      <style:table-column-properties style:column-width="1.199cm"/>
    </style:style>
    <style:style style:name="Tableau1.1" style:family="table-row">
      <style:table-row-properties style:min-row-height="0.43cm" fo:keep-together="auto"/>
    </style:style>
    <style:style style:name="Tableau1.A1" style:family="table-cell">
      <style:table-cell-properties fo:padding-left="0.009cm" fo:padding-right="0.009cm" fo:padding-top="0cm" fo:padding-bottom="0cm" fo:border="0.5pt solid #000000"/>
    </style:style>
    <style:style style:name="Tableau3" style:family="table">
      <style:table-properties style:width="18.002cm" table:align="margins" style:writing-mode="lr-tb"/>
    </style:style>
    <style:style style:name="Tableau3.A" style:family="table-column">
      <style:table-column-properties style:column-width="3.6cm" style:rel-column-width="13107*"/>
    </style:style>
    <style:style style:name="Tableau3.C" style:family="table-column">
      <style:table-column-properties style:column-width="3.6cm" style:rel-column-width="13106*"/>
    </style:style>
    <style:style style:name="Tableau3.D" style:family="table-column">
      <style:table-column-properties style:column-width="3.6cm" style:rel-column-width="13108*"/>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18.002cm" table:align="margins" style:writing-mode="lr-tb"/>
    </style:style>
    <style:style style:name="Tableau4.A" style:family="table-column">
      <style:table-column-properties style:column-width="4.484cm" style:rel-column-width="16322*"/>
    </style:style>
    <style:style style:name="Tableau4.B" style:family="table-column">
      <style:table-column-properties style:column-width="3.092cm" style:rel-column-width="11256*"/>
    </style:style>
    <style:style style:name="Tableau4.C" style:family="table-column">
      <style:table-column-properties style:column-width="3.62cm" style:rel-column-width="13176*"/>
    </style:style>
    <style:style style:name="Tableau4.D" style:family="table-column">
      <style:table-column-properties style:column-width="3.678cm" style:rel-column-width="13388*"/>
    </style:style>
    <style:style style:name="Tableau4.E" style:family="table-column">
      <style:table-column-properties style:column-width="3.129cm" style:rel-column-width="11393*"/>
    </style:style>
    <style:style style:name="Tableau4.A1" style:family="table-cell">
      <style:table-cell-properties fo:padding="0.097cm" fo:border-left="0.5pt solid #000000" fo:border-right="none" fo:border-top="0.5pt solid #000000" fo:border-bottom="0.5pt solid #000000"/>
    </style:style>
    <style:style style:name="Tableau4.E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E2" style:family="table-cell">
      <style:table-cell-properties fo:padding="0.097cm" fo:border-left="0.5pt solid #000000" fo:border-right="0.5pt solid #000000" fo:border-top="none" fo:border-bottom="0.5pt solid #000000"/>
    </style:style>
    <style:style style:name="Tableau2" style:family="table">
      <style:table-properties style:width="18.002cm" table:align="margins" style:writing-mode="lr-tb"/>
    </style:style>
    <style:style style:name="Tableau2.A" style:family="table-column">
      <style:table-column-properties style:column-width="4.484cm" style:rel-column-width="16322*"/>
    </style:style>
    <style:style style:name="Tableau2.B" style:family="table-column">
      <style:table-column-properties style:column-width="3.092cm" style:rel-column-width="11256*"/>
    </style:style>
    <style:style style:name="Tableau2.C" style:family="table-column">
      <style:table-column-properties style:column-width="3.62cm" style:rel-column-width="13176*"/>
    </style:style>
    <style:style style:name="Tableau2.D" style:family="table-column">
      <style:table-column-properties style:column-width="3.678cm" style:rel-column-width="13388*"/>
    </style:style>
    <style:style style:name="Tableau2.E" style:family="table-column">
      <style:table-column-properties style:column-width="3.129cm" style:rel-column-width="11393*"/>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Frame_20_contents">
      <style:paragraph-properties fo:margin-left="0.007cm" fo:margin-right="0cm" fo:margin-top="0.116cm" fo:margin-bottom="0cm" style:contextual-spacing="false" fo:text-align="center" style:justify-single-word="false" fo:text-indent="0cm" style:auto-text-indent="false"/>
    </style:style>
    <style:style style:name="P3" style:family="paragraph" style:parent-style-name="Frame_20_contents">
      <style:paragraph-properties fo:margin-left="0.109cm" fo:margin-right="0cm" fo:margin-top="0.115cm" fo:margin-bottom="0cm" style:contextual-spacing="false" fo:text-align="start" style:justify-single-word="false" fo:text-indent="0cm" style:auto-text-indent="false"/>
    </style:style>
    <style:style style:name="P4" style:family="paragraph" style:parent-style-name="Heading_20_2">
      <style:paragraph-properties fo:line-height="0.427cm" fo:text-align="justify" style:justify-single-word="false"/>
    </style:style>
    <style:style style:name="P5" style:family="paragraph" style:parent-style-name="Heading_20_2">
      <style:paragraph-properties fo:margin-top="0.002cm" fo:margin-bottom="0cm" style:contextual-spacing="false"/>
    </style:style>
    <style:style style:name="P6" style:family="paragraph" style:parent-style-name="Standard">
      <style:paragraph-properties fo:margin-top="0.333cm" fo:margin-bottom="0cm" style:contextual-spacing="false" fo:line-height="100%" fo:break-before="column"/>
      <style:text-properties fo:font-size="10pt" fo:font-weight="bold" style:font-size-asian="10pt" style:font-weight-asian="bold"/>
    </style:style>
    <style:style style:name="P7" style:family="paragraph" style:parent-style-name="Table_20_Contents">
      <style:text-properties fo:font-size="10pt" fo:font-weight="bold" officeooo:rsid="001d3c98" officeooo:paragraph-rsid="001e5f1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font-size="10pt" officeooo:rsid="001d3c98" officeooo:paragraph-rsid="001e5f19" style:font-size-asian="10pt" style:font-size-complex="10pt"/>
    </style:style>
    <style:style style:name="P9" style:family="paragraph" style:parent-style-name="Table_20_Contents">
      <style:text-properties fo:font-size="10pt" officeooo:rsid="001d3c98" officeooo:paragraph-rsid="001e5f19" style:font-size-asian="10pt" style:font-size-complex="10pt"/>
    </style:style>
    <style:style style:name="P10" style:family="paragraph" style:parent-style-name="Table_20_Contents">
      <style:paragraph-properties fo:text-align="center" style:justify-single-word="false"/>
      <style:text-properties fo:font-size="10pt" officeooo:paragraph-rsid="001e5f19" style:font-size-asian="10pt" style:font-size-complex="10pt"/>
    </style:style>
    <style:style style:name="P11" style:family="paragraph" style:parent-style-name="Table_20_Contents">
      <style:paragraph-properties fo:text-align="center" style:justify-single-word="false"/>
      <style:text-properties fo:font-size="10pt" officeooo:rsid="001e5f19" officeooo:paragraph-rsid="001e5f19" style:font-size-asian="10pt" style:font-size-complex="10pt"/>
    </style:style>
    <style:style style:name="P12" style:family="paragraph" style:parent-style-name="Table_20_Contents">
      <style:text-properties fo:font-size="10pt" officeooo:rsid="001e5f19" officeooo:paragraph-rsid="001e5f19" style:font-size-asian="10pt" style:font-size-complex="10pt"/>
    </style:style>
    <style:style style:name="P13" style:family="paragraph" style:parent-style-name="Text_20_body">
      <style:paragraph-properties fo:margin-left="0.309cm" fo:margin-right="3.948cm" fo:line-height="1.261cm" fo:text-indent="0cm" style:auto-text-indent="false"/>
    </style:style>
    <style:style style:name="P14" style:family="paragraph" style:parent-style-name="Text_20_body">
      <style:paragraph-properties fo:margin-top="0.092cm" fo:margin-bottom="0cm" style:contextual-spacing="false"/>
    </style:style>
    <style:style style:name="P15" style:family="paragraph" style:parent-style-name="Text_20_body">
      <style:paragraph-properties fo:margin-left="0.309cm" fo:margin-right="0cm" fo:margin-top="0.106cm" fo:margin-bottom="0cm" style:contextual-spacing="false" fo:text-indent="0cm" style:auto-text-indent="false"/>
    </style:style>
    <style:style style:name="P16" style:family="paragraph" style:parent-style-name="Text_20_body">
      <style:paragraph-properties fo:margin-left="0.309cm" fo:margin-right="0cm" fo:text-indent="0cm" style:auto-text-indent="false"/>
    </style:style>
    <style:style style:name="P17" style:family="paragraph" style:parent-style-name="Text_20_body">
      <style:paragraph-properties fo:margin-left="0.309cm" fo:margin-right="0cm" fo:margin-top="0.212cm" fo:margin-bottom="0cm" style:contextual-spacing="false" fo:text-indent="0cm" style:auto-text-indent="false"/>
    </style:style>
    <style:style style:name="P18" style:family="paragraph" style:parent-style-name="Text_20_body">
      <style:paragraph-properties fo:margin-left="0.309cm" fo:margin-right="1.42cm" fo:margin-top="0.014cm" fo:margin-bottom="0cm" style:contextual-spacing="false" style:line-height-at-least="1.288cm" fo:text-indent="0cm" style:auto-text-indent="false"/>
    </style:style>
    <style:style style:name="P19" style:family="paragraph" style:parent-style-name="Text_20_body">
      <style:paragraph-properties fo:margin-left="0.309cm" fo:margin-right="0cm" fo:text-align="justify" style:justify-single-word="false" fo:text-indent="0cm" style:auto-text-indent="false"/>
    </style:style>
    <style:style style:name="P20" style:family="paragraph" style:parent-style-name="Text_20_body">
      <style:paragraph-properties fo:margin-left="0.309cm" fo:margin-right="0cm" fo:margin-top="0.212cm" fo:margin-bottom="0cm" style:contextual-spacing="false" fo:text-align="justify" style:justify-single-word="false" fo:text-indent="0cm" style:auto-text-indent="false"/>
    </style:style>
    <style:style style:name="P21" style:family="paragraph" style:parent-style-name="Standard">
      <style:paragraph-properties fo:margin-left="0.309cm" fo:margin-right="0cm" fo:margin-top="0.212cm" fo:margin-bottom="0cm" style:contextual-spacing="false" fo:text-align="justify" style:justify-single-word="false" fo:text-indent="0cm" style:auto-text-indent="false"/>
      <style:text-properties officeooo:paragraph-rsid="001e5f19"/>
    </style:style>
    <style:style style:name="P22" style:family="paragraph" style:parent-style-name="Text_20_body">
      <style:paragraph-properties fo:margin-left="0.309cm" fo:margin-right="0.298cm" fo:margin-top="0.212cm" fo:margin-bottom="0cm" style:contextual-spacing="false" fo:text-align="justify" style:justify-single-word="false" fo:text-indent="0cm" style:auto-text-indent="false"/>
    </style:style>
    <style:style style:name="P23" style:family="paragraph" style:parent-style-name="Text_20_body">
      <style:paragraph-properties fo:margin-left="0.309cm" fo:margin-right="0.333cm" fo:margin-top="0.212cm" fo:margin-bottom="0cm" style:contextual-spacing="false" fo:text-align="justify" style:justify-single-word="false" fo:text-indent="0cm" style:auto-text-indent="false"/>
    </style:style>
    <style:style style:name="P24" style:family="paragraph" style:parent-style-name="Text_20_body">
      <style:paragraph-properties fo:margin-top="0.168cm" fo:margin-bottom="0cm" style:contextual-spacing="false"/>
      <style:text-properties fo:font-size="11pt" style:font-size-asian="11pt"/>
    </style:style>
    <style:style style:name="P25" style:family="paragraph" style:parent-style-name="Text_20_body">
      <style:paragraph-properties fo:margin-top="0.007cm" fo:margin-bottom="0cm" style:contextual-spacing="false"/>
    </style:style>
    <style:style style:name="P26" style:family="paragraph" style:parent-style-name="Text_20_body">
      <style:paragraph-properties fo:margin-left="0.309cm" fo:margin-right="1.42cm" fo:line-height="148%" fo:text-indent="0cm" style:auto-text-indent="false"/>
    </style:style>
    <style:style style:name="P27" style:family="paragraph" style:parent-style-name="Text_20_body">
      <style:paragraph-properties fo:margin-top="0.422cm" fo:margin-bottom="0cm" style:contextual-spacing="false"/>
    </style:style>
    <style:style style:name="P28" style:family="paragraph" style:parent-style-name="Text_20_body">
      <style:paragraph-properties fo:margin-left="0.309cm" fo:margin-right="0.302cm" fo:margin-top="0.21cm" fo:margin-bottom="0cm" style:contextual-spacing="false" fo:text-indent="0cm" style:auto-text-indent="false"/>
    </style:style>
    <style:style style:name="P29" style:family="paragraph" style:parent-style-name="Text_20_body">
      <style:paragraph-properties fo:margin-top="0.418cm" fo:margin-bottom="0cm" style:contextual-spacing="false"/>
    </style:style>
    <style:style style:name="P30" style:family="paragraph" style:parent-style-name="Text_20_body">
      <style:paragraph-properties fo:margin-top="0.166cm" fo:margin-bottom="0cm" style:contextual-spacing="false"/>
    </style:style>
    <style:style style:name="P31" style:family="paragraph" style:parent-style-name="Standard">
      <style:paragraph-properties fo:margin-left="1.753cm" fo:margin-right="0cm" fo:margin-top="0.228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2" style:family="paragraph" style:parent-style-name="Standard">
      <style:paragraph-properties fo:margin-left="0.31cm" fo:margin-right="0cm" fo:margin-top="0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3" style:family="paragraph" style:parent-style-name="Table_20_Paragraph">
      <style:paragraph-properties fo:margin-left="0.023cm" fo:margin-right="0cm" fo:orphans="0" fo:widows="0" fo:text-indent="0cm" style:auto-text-indent="false"/>
      <style:text-properties fo:color="#1e487c" loext:opacity="100%" fo:font-size="10pt" fo:letter-spacing="-0.018cm" fo:font-weight="bold" style:font-size-asian="10pt" style:font-weight-asian="bold"/>
    </style:style>
    <style:style style:name="P34" style:family="paragraph" style:parent-style-name="Table_20_Paragraph">
      <style:paragraph-properties fo:orphans="0" fo:widows="0"/>
      <style:text-properties fo:color="#1e487c" loext:opacity="100%" fo:font-size="10pt" fo:letter-spacing="-0.018cm" fo:font-weight="bold" style:font-size-asian="10pt" style:font-weight-asian="bold"/>
    </style:style>
    <style:style style:name="P35" style:family="paragraph" style:parent-style-name="Heading_20_1">
      <style:text-properties fo:color="#023a54" loext:opacity="100%" fo:letter-spacing="0.019cm"/>
    </style:style>
    <style:style style:name="P36"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e5f19" style:font-weight-asian="normal" style:font-weight-complex="normal"/>
    </style:style>
    <style:style style:name="P37"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d3c98" style:font-weight-asian="normal" style:font-weight-complex="normal"/>
    </style:style>
    <style:style style:name="P38" style:family="paragraph" style:parent-style-name="Text_20_body">
      <style:paragraph-properties fo:margin-left="0.309cm" fo:margin-right="0.314cm" fo:text-align="justify" style:justify-single-word="false" fo:text-indent="0cm" style:auto-text-indent="false"/>
      <style:text-properties fo:font-weight="normal" officeooo:rsid="001e5f19" officeooo:paragraph-rsid="001e5f19" style:font-weight-asian="normal" style:font-weight-complex="normal"/>
    </style:style>
    <style:style style:name="P39" style:family="paragraph" style:parent-style-name="Text_20_body">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0" style:family="paragraph" style:parent-style-name="Text_20_body">
      <style:paragraph-properties fo:margin-left="0.309cm" fo:margin-right="0.314cm" fo:text-align="justify" style:justify-single-word="false" fo:text-indent="0cm" style:auto-text-indent="false"/>
      <style:text-properties fo:font-weight="bold" officeooo:rsid="001d3c98" officeooo:paragraph-rsid="001d3c98" fo:background-color="transparent" style:font-weight-asian="bold" style:font-weight-complex="bold"/>
    </style:style>
    <style:style style:name="P41"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d3c98" style:font-weight-asian="normal" style:font-weight-complex="normal"/>
    </style:style>
    <style:style style:name="P42"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e5f19" style:font-weight-asian="normal" style:font-weight-complex="normal"/>
    </style:style>
    <style:style style:name="P43"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e5f19" style:font-weight-asian="normal" style:font-weight-complex="normal"/>
    </style:style>
    <style:style style:name="P44"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45" style:family="paragraph" style:parent-style-name="Text_20_body">
      <style:paragraph-properties fo:margin-left="0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46"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e5f19" officeooo:paragraph-rsid="001e5f19" style:font-weight-asian="bold" style:font-weight-complex="bold"/>
    </style:style>
    <style:style style:name="P47"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d3c98" style:font-weight-asian="normal" style:font-weight-complex="normal"/>
    </style:style>
    <style:style style:name="P48" style:family="paragraph" style:parent-style-name="Text_20_body">
      <style:paragraph-properties fo:margin-left="0.309cm" fo:margin-right="5.844cm" fo:line-height="148%" fo:text-align="justify" style:justify-single-word="false" fo:text-indent="0cm" style:auto-text-indent="false"/>
      <style:text-properties fo:background-color="transparent"/>
    </style:style>
    <style:style style:name="P49"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background-color="transparent"/>
    </style:style>
    <style:style style:name="P50"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background-color="transparent"/>
    </style:style>
    <style:style style:name="P51" style:family="paragraph" style:parent-style-name="Text_20_body">
      <style:paragraph-properties fo:margin-left="0.309cm" fo:margin-right="0.314cm" fo:text-align="justify" style:justify-single-word="false" fo:text-indent="0cm" style:auto-text-indent="false"/>
      <style:text-properties fo:background-color="transparent"/>
    </style:style>
    <style:style style:name="P52" style:family="paragraph" style:parent-style-name="Text_20_body">
      <style:paragraph-properties fo:margin-left="0.309cm" fo:margin-right="0.314cm" fo:text-align="justify" style:justify-single-word="false" fo:text-indent="0cm" style:auto-text-indent="false"/>
      <style:text-properties officeooo:paragraph-rsid="001d3c98" fo:background-color="transparent"/>
    </style:style>
    <style:style style:name="P53"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officeooo:paragraph-rsid="001d3c98" fo:background-color="transparent"/>
    </style:style>
    <style:style style:name="P54" style:family="paragraph" style:parent-style-name="Text_20_body">
      <style:paragraph-properties fo:margin-left="0.309cm" fo:margin-right="0.31cm" fo:text-align="justify" style:justify-single-word="false" fo:text-indent="0cm" style:auto-text-indent="false"/>
      <style:text-properties fo:background-color="transparent"/>
    </style:style>
    <style:style style:name="P55" style:family="paragraph" style:parent-style-name="Text_20_body">
      <style:paragraph-properties fo:margin-left="0.309cm" fo:margin-right="0.316cm" fo:margin-top="0.002cm" fo:margin-bottom="0cm" style:contextual-spacing="false" fo:text-align="justify" style:justify-single-word="false" fo:text-indent="0cm" style:auto-text-indent="false"/>
      <style:text-properties fo:background-color="transparent"/>
    </style:style>
    <style:style style:name="P56" style:family="paragraph" style:parent-style-name="Text_20_body">
      <style:paragraph-properties fo:margin-left="0.309cm" fo:margin-right="0.333cm" fo:margin-top="0.21cm" fo:margin-bottom="0cm" style:contextual-spacing="false" fo:text-align="justify" style:justify-single-word="false" fo:text-indent="0cm" style:auto-text-indent="false"/>
      <style:text-properties fo:background-color="transparent"/>
    </style:style>
    <style:style style:name="P57" style:family="paragraph" style:parent-style-name="Standard">
      <style:paragraph-properties fo:margin-left="0.309cm" fo:margin-right="0.314cm" fo:text-align="justify" style:justify-single-word="false" fo:text-indent="0cm" style:auto-text-indent="false"/>
      <style:text-properties fo:font-style="italic" fo:font-weight="normal" officeooo:rsid="001d3c98" officeooo:paragraph-rsid="001e5f19" style:font-style-asian="italic" style:font-weight-asian="normal" style:font-style-complex="italic" style:font-weight-complex="normal"/>
    </style:style>
    <style:style style:name="P58" style:family="paragraph" style:parent-style-name="Standard">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59"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P60" style:family="paragraph" style:parent-style-name="Heading_20_1">
      <style:paragraph-properties fo:margin-top="0.067cm" fo:margin-bottom="0cm" style:contextual-spacing="false">
        <style:tab-stops>
          <style:tab-stop style:position="11.003cm"/>
        </style:tab-stops>
      </style:paragraph-properties>
    </style:style>
    <style:style style:name="P61" style:family="paragraph" style:parent-style-name="Heading_20_1">
      <style:text-properties fo:background-color="transparent"/>
    </style:style>
    <style:style style:name="P62" style:family="paragraph" style:parent-style-name="Heading_20_1">
      <style:text-properties officeooo:paragraph-rsid="0020fd4d"/>
    </style:style>
    <style:style style:name="P63" style:family="paragraph" style:parent-style-name="Heading_20_1">
      <style:text-properties fo:color="#023a54" loext:opacity="100%" fo:letter-spacing="0.018cm" officeooo:paragraph-rsid="0020fd4d" fo:background-color="transparent"/>
    </style:style>
    <style:style style:name="P64" style:family="paragraph" style:parent-style-name="List_20_Paragraph" style:list-style-name="WWNum1">
      <style:paragraph-properties fo:margin-left="1.58cm" fo:margin-right="0.316cm" fo:margin-top="0.203cm" fo:margin-bottom="0cm" style:contextual-spacing="false" fo:line-height="100%" fo:text-align="start" style:justify-single-word="false" fo:text-indent="-0.635cm" style:auto-text-indent="false">
        <style:tab-stops>
          <style:tab-stop style:position="1.58cm"/>
        </style:tab-stops>
      </style:paragraph-properties>
    </style:style>
    <style:style style:name="P65" style:family="paragraph" style:parent-style-name="List_20_Paragraph" style:list-style-name="WWNum1">
      <style:paragraph-properties fo:margin-left="2.849cm" fo:margin-right="0cm" fo:margin-top="0cm" fo:margin-bottom="0cm" style:contextual-spacing="false" fo:line-height="100%" fo:text-align="start" style:justify-single-word="false" fo:text-indent="-0.633cm" style:auto-text-indent="false">
        <style:tab-stops>
          <style:tab-stop style:position="2.849cm"/>
        </style:tab-stops>
      </style:paragraph-properties>
    </style:style>
    <style:style style:name="P66" style:family="paragraph" style:parent-style-name="List_20_Paragraph" style:list-style-name="WWNum1">
      <style:paragraph-properties fo:margin-left="2.849cm" fo:margin-right="0cm" fo:margin-top="0.007cm" fo:margin-bottom="0cm" style:contextual-spacing="false" fo:line-height="100%" fo:text-align="start" style:justify-single-word="false" fo:text-indent="-0.633cm" style:auto-text-indent="false">
        <style:tab-stops>
          <style:tab-stop style:position="2.849cm"/>
        </style:tab-stops>
      </style:paragraph-properties>
    </style:style>
    <style:style style:name="P67" style:family="paragraph" style:parent-style-name="List_20_Paragraph" style:list-style-name="WWNum1">
      <style:paragraph-properties fo:margin-left="2.849cm" fo:margin-right="0cm" fo:margin-top="0.005cm" fo:margin-bottom="0cm" style:contextual-spacing="false" fo:line-height="100%" fo:text-align="start" style:justify-single-word="false" fo:text-indent="-0.633cm" style:auto-text-indent="false">
        <style:tab-stops>
          <style:tab-stop style:position="2.849cm"/>
        </style:tab-stops>
      </style:paragraph-properties>
    </style:style>
    <style:style style:name="P68" style:family="paragraph" style:parent-style-name="List_20_Paragraph" style:list-style-name="WWNum1">
      <style:paragraph-properties fo:margin-left="1.579cm" fo:margin-right="0cm" fo:margin-top="0cm" fo:margin-bottom="0cm" style:contextual-spacing="false" fo:line-height="100%" fo:text-align="start" style:justify-single-word="false" fo:text-indent="-0.635cm" style:auto-text-indent="false">
        <style:tab-stops>
          <style:tab-stop style:position="1.579cm"/>
        </style:tab-stops>
      </style:paragraph-properties>
    </style:style>
    <style:style style:name="P69" style:family="paragraph" style:parent-style-name="List_20_Paragraph" style:list-style-name="WWNum2">
      <style:paragraph-properties fo:margin-left="2.214cm" fo:margin-right="0cm" fo:margin-top="0.217cm" fo:margin-bottom="0cm" style:contextual-spacing="false" fo:line-height="100%" fo:text-align="start" style:justify-single-word="false" fo:text-indent="-0.633cm" style:auto-text-indent="false">
        <style:tab-stops>
          <style:tab-stop style:position="2.214cm"/>
        </style:tab-stops>
      </style:paragraph-properties>
    </style:style>
    <style:style style:name="P70" style:family="paragraph" style:parent-style-name="List_20_Paragraph" style:list-style-name="WWNum2">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71" style:family="paragraph" style:parent-style-name="List_20_Paragraph" style:list-style-name="WWNum1">
      <style:paragraph-properties fo:margin-left="1.58cm" fo:margin-right="0.318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72" style:family="paragraph" style:parent-style-name="List_20_Paragraph" style:list-style-name="WWNum1">
      <style:paragraph-properties fo:margin-left="1.58cm" fo:margin-right="0.312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73" style:family="paragraph" style:parent-style-name="List_20_Paragraph" style:list-style-name="WWNum1">
      <style:paragraph-properties fo:margin-left="1.579cm" fo:margin-right="0cm" fo:margin-top="0.205cm" fo:margin-bottom="0cm" style:contextual-spacing="false" fo:line-height="0.445cm" fo:text-align="start" style:justify-single-word="false" fo:text-indent="-0.635cm" style:auto-text-indent="false">
        <style:tab-stops>
          <style:tab-stop style:position="1.579cm"/>
        </style:tab-stops>
      </style:paragraph-properties>
    </style:style>
    <style:style style:name="P74"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style>
    <style:style style:name="P75"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style>
    <style:style style:name="P76" style:family="paragraph" style:parent-style-name="List_20_Paragraph" style:list-style-name="WWNum1">
      <style:paragraph-properties fo:margin-left="1.579cm" fo:margin-right="0cm" fo:margin-top="0cm" fo:margin-bottom="0cm" style:contextual-spacing="false" fo:line-height="0.446cm" fo:text-align="start" style:justify-single-word="false" fo:text-indent="-0.635cm" style:auto-text-indent="false">
        <style:tab-stops>
          <style:tab-stop style:position="1.579cm"/>
        </style:tab-stops>
      </style:paragraph-properties>
    </style:style>
    <style:style style:name="P77" style:family="paragraph" style:parent-style-name="List_20_Paragraph" style:list-style-name="WWNum1">
      <style:paragraph-properties fo:margin-left="1.579cm" fo:margin-right="0cm" fo:margin-top="0.203cm" fo:margin-bottom="0cm" style:contextual-spacing="false" fo:line-height="0.446cm" fo:text-align="start" style:justify-single-word="false" fo:text-indent="-0.635cm" style:auto-text-indent="false">
        <style:tab-stops>
          <style:tab-stop style:position="1.579cm"/>
        </style:tab-stops>
      </style:paragraph-properties>
    </style:style>
    <style:style style:name="P78" style:family="paragraph" style:parent-style-name="List_20_Paragraph" style:list-style-name="WWNum1">
      <style:paragraph-properties fo:margin-left="1.579cm" fo:margin-right="0cm" fo:margin-top="0cm" fo:margin-bottom="0cm" style:contextual-spacing="false" fo:line-height="0.439cm" fo:text-align="start" style:justify-single-word="false" fo:text-indent="-0.635cm" style:auto-text-indent="false">
        <style:tab-stops>
          <style:tab-stop style:position="1.579cm"/>
        </style:tab-stops>
      </style:paragraph-properties>
    </style:style>
    <style:style style:name="P79"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80" style:family="paragraph" style:parent-style-name="List_20_Paragraph">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text-properties fo:font-size="10pt" fo:letter-spacing="-0.004cm" style:font-size-asian="10pt"/>
    </style:style>
    <style:style style:name="P81" style:family="paragraph" style:parent-style-name="List_20_Paragraph" style:list-style-name="WWNum2">
      <style:paragraph-properties fo:margin-left="2.215cm" fo:margin-right="0.335cm" fo:margin-top="0.224cm" fo:margin-bottom="0cm" style:contextual-spacing="false" fo:line-height="95%" fo:text-align="start" style:justify-single-word="false" fo:text-indent="-0.635cm" style:auto-text-indent="false">
        <style:tab-stops>
          <style:tab-stop style:position="2.215cm"/>
        </style:tab-stops>
      </style:paragraph-properties>
    </style:style>
    <style:style style:name="P82" style:family="paragraph" style:parent-style-name="List_20_Paragraph" style:list-style-name="WWNum1">
      <style:paragraph-properties fo:margin-left="1.58cm" fo:margin-right="0.312cm" fo:margin-top="0.041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83" style:family="paragraph" style:parent-style-name="List_20_Paragraph" style:list-style-name="WWNum1">
      <style:paragraph-properties fo:margin-left="1.58cm" fo:margin-right="0.323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84" style:family="paragraph" style:parent-style-name="List_20_Paragraph" style:list-style-name="WWNum1">
      <style:paragraph-properties fo:margin-left="1.58cm" fo:margin-right="0.328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85"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background-color="transparent"/>
    </style:style>
    <style:style style:name="P86" style:family="paragraph" style:parent-style-name="List_20_Paragraph">
      <style:paragraph-properties fo:margin-left="0cm" fo:margin-right="0cm" fo:margin-top="0cm" fo:margin-bottom="0cm" style:contextual-spacing="false" fo:line-height="0.445cm" fo:text-align="start" style:justify-single-word="false" fo:text-indent="0cm" style:auto-text-indent="false">
        <style:tab-stops>
          <style:tab-stop style:position="1.579cm"/>
        </style:tab-stops>
      </style:paragraph-properties>
      <style:text-properties fo:color="#1e6a39" loext:opacity="100%" fo:font-weight="bold" officeooo:rsid="0020fd4d" officeooo:paragraph-rsid="0020fd4d" style:font-weight-asian="bold" style:font-weight-complex="bold"/>
    </style:style>
    <style:style style:name="P87"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color="#158466" loext:opacity="100%" fo:font-weight="bold" style:font-weight-asian="bold" style:font-weight-complex="bold"/>
    </style:style>
    <style:style style:name="P88" style:family="paragraph" style:parent-style-name="Text_20_body" style:master-page-name="Standard">
      <style:paragraph-properties fo:margin-left="0.199cm" fo:margin-right="0cm" fo:text-indent="0cm" style:auto-text-indent="false" style:page-number="auto"/>
    </style:style>
    <style:style style:name="P89" style:family="paragraph" style:parent-style-name="Text_20_body" style:master-page-name="Converted3">
      <style:paragraph-properties fo:margin-left="0.199cm" fo:margin-right="0cm" fo:text-indent="0cm" style:auto-text-indent="false" style:page-number="auto"/>
    </style:style>
    <style:style style:name="P90"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letter-spacing="-0.004cm" fo:font-weight="bold" fo:background-color="transparent" style:font-weight-asian="bold" style:font-weight-complex="bold"/>
    </style:style>
    <style:style style:name="P91" style:family="paragraph" style:parent-style-name="Text_20_body">
      <style:paragraph-properties fo:margin-left="0cm" fo:margin-right="0.314cm" fo:text-align="justify" style:justify-single-word="false" fo:text-indent="0cm" style:auto-text-indent="false"/>
      <style:text-properties fo:letter-spacing="-0.004cm" fo:font-style="italic" style:text-underline-style="none" fo:font-weight="normal" officeooo:rsid="001d3c98" officeooo:paragraph-rsid="001d3c98" style:font-style-asian="italic" style:font-weight-asian="normal" style:font-style-complex="italic" style:font-weight-complex="normal"/>
    </style:style>
    <style:style style:name="P92" style:family="paragraph" style:parent-style-name="Text_20_body">
      <style:paragraph-properties fo:margin-left="0.309cm" fo:margin-right="0.314cm" fo:text-align="justify" style:justify-single-word="false" fo:text-indent="0cm" style:auto-text-indent="false"/>
      <style:text-properties fo:letter-spacing="-0.004cm" fo:font-style="italic" style:text-underline-style="none" fo:font-weight="normal" officeooo:rsid="001d3c98" officeooo:paragraph-rsid="001e5f19" style:font-style-asian="italic" style:font-weight-asian="normal" style:font-style-complex="italic" style:font-weight-complex="normal"/>
    </style:style>
    <style:style style:name="P93" style:family="paragraph" style:parent-style-name="Text_20_body">
      <style:paragraph-properties fo:margin-left="0.309cm" fo:margin-right="0.314cm" fo:text-align="justify" style:justify-single-word="false" fo:text-indent="0cm" style:auto-text-indent="false"/>
      <style:text-properties fo:font-weight="bold" officeooo:rsid="001d3c98" officeooo:paragraph-rsid="001d3c98" fo:background-color="transparent" style:font-weight-asian="bold" style:font-weight-complex="bold"/>
    </style:style>
    <style:style style:name="P94"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e5f19" style:font-weight-asian="normal" style:font-weight-complex="normal"/>
    </style:style>
    <style:style style:name="P95"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d3c98" style:font-weight-asian="normal" style:font-weight-complex="normal"/>
    </style:style>
    <style:style style:name="P96"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e5f19" style:font-weight-asian="normal" style:font-weight-complex="normal"/>
    </style:style>
    <style:style style:name="P97" style:family="paragraph" style:parent-style-name="Text_20_body">
      <style:paragraph-properties fo:margin-left="0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98"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20fd4d" style:font-weight-asian="bold" style:font-weight-complex="bold"/>
    </style:style>
    <style:style style:name="P99" style:family="paragraph" style:parent-style-name="Text_20_body">
      <style:paragraph-properties fo:margin-left="0.309cm" fo:margin-right="0.314cm" fo:text-align="justify" style:justify-single-word="false" fo:text-indent="0cm" style:auto-text-indent="false"/>
      <style:text-properties fo:font-style="italic" style:text-underline-style="none" fo:font-weight="normal" officeooo:rsid="001e5f19" officeooo:paragraph-rsid="001e5f19" style:font-style-asian="italic" style:font-weight-asian="normal" style:font-style-complex="italic" style:font-weight-complex="normal"/>
    </style:style>
    <style:style style:name="P100" style:family="paragraph" style:parent-style-name="Text_20_body">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101"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font-size="10pt" fo:letter-spacing="-0.004cm" fo:font-style="normal" style:text-underline-style="none" fo:font-weight="bold" officeooo:rsid="001e5f19" officeooo:paragraph-rsid="001e5f19" style:font-size-asian="10pt" style:font-style-asian="normal" style:font-weight-asian="bold" style:font-style-complex="normal" style:font-weight-complex="bold"/>
    </style:style>
    <style:style style:name="P102" style:family="paragraph" style:parent-style-name="Text_20_body">
      <style:paragraph-properties fo:margin-left="0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03"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04"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20fd4d" style:font-size-asian="10pt" style:font-weight-asian="normal" style:font-weight-complex="normal"/>
    </style:style>
    <style:style style:name="P105" style:family="paragraph" style:parent-style-name="Text_20_body">
      <style:paragraph-properties fo:margin-left="0.309cm" fo:margin-right="0.314cm" fo:text-align="justify" style:justify-single-word="false" fo:text-indent="0cm" style:auto-text-indent="false" fo:break-before="page"/>
      <style:text-properties fo:font-size="10pt" fo:letter-spacing="-0.004cm" fo:font-style="italic" style:text-underline-style="none" fo:font-weight="normal" officeooo:rsid="001d3c98" officeooo:paragraph-rsid="001e5f19" style:font-size-asian="10pt" style:font-style-asian="italic" style:font-weight-asian="normal" style:font-style-complex="italic" style:font-weight-complex="normal"/>
    </style:style>
    <style:style style:name="P106" style:family="paragraph" style:parent-style-name="Text_20_body">
      <style:paragraph-properties fo:margin-left="0.309cm" fo:margin-right="0.314cm" fo:text-align="justify" style:justify-single-word="false" fo:text-indent="0cm" style:auto-text-indent="false"/>
      <style:text-properties fo:font-weight="normal" officeooo:rsid="001e5f19" officeooo:paragraph-rsid="001e5f19" style:font-weight-asian="normal" style:font-weight-complex="normal"/>
    </style:style>
    <style:style style:name="P107" style:family="paragraph" style:parent-style-name="Text_20_body">
      <style:paragraph-properties fo:margin-top="0.429cm" fo:margin-bottom="0cm" style:contextual-spacing="false"/>
      <style:text-properties officeooo:rsid="0020fd4d" officeooo:paragraph-rsid="0020fd4d"/>
    </style:style>
    <style:style style:name="P108" style:family="paragraph" style:parent-style-name="Text_20_body">
      <style:paragraph-properties fo:margin-left="0.309cm" fo:margin-right="0cm" fo:margin-top="0.002cm" fo:margin-bottom="0cm" style:contextual-spacing="false" fo:text-indent="0cm" style:auto-text-indent="false"/>
      <style:text-properties officeooo:paragraph-rsid="0020fd4d"/>
    </style:style>
    <style:style style:name="P109" style:family="paragraph" style:parent-style-name="Text_20_body">
      <style:paragraph-properties fo:margin-left="0cm" fo:margin-right="0.314cm" fo:text-align="justify" style:justify-single-word="false" fo:text-indent="0cm" style:auto-text-indent="false"/>
      <style:text-properties fo:color="#1e6a39" loext:opacity="100%" fo:font-weight="bold" officeooo:rsid="0020fd4d" officeooo:paragraph-rsid="0020fd4d" style:font-weight-asian="bold" style:font-weight-complex="bold"/>
    </style:style>
    <style:style style:name="P110" style:family="paragraph" style:parent-style-name="Text_20_body" style:list-style-name="WWNum1">
      <style:paragraph-properties fo:margin-left="0cm" fo:margin-right="0.314cm" fo:text-align="justify" style:justify-single-word="false" fo:text-indent="0cm" style:auto-text-indent="false"/>
      <style:text-properties fo:color="#1e6a39" loext:opacity="100%" fo:font-weight="bold" officeooo:rsid="0020fd4d" officeooo:paragraph-rsid="0020fd4d" style:font-weight-asian="bold" style:font-weight-complex="bold"/>
    </style:style>
    <style:style style:name="P111" style:family="paragraph" style:parent-style-name="Text_20_body">
      <style:paragraph-properties fo:margin-left="0.309cm" fo:margin-right="0.314cm" fo:text-align="justify" style:justify-single-word="false" fo:text-indent="0cm" style:auto-text-indent="false"/>
      <style:text-properties fo:color="#1e6a39" loext:opacity="100%" fo:font-weight="bold" officeooo:rsid="0020fd4d" style:font-weight-asian="bold" style:font-weight-complex="bold"/>
    </style:style>
    <style:style style:name="P112"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0fd4d" officeooo:paragraph-rsid="0020fd4d" fo:background-color="transparent" style:font-weight-asian="bold" style:font-weight-complex="bold"/>
    </style:style>
    <style:style style:name="P113" style:family="paragraph" style:parent-style-name="Text_20_body">
      <style:paragraph-properties fo:margin-left="0cm" fo:margin-right="0.314cm" fo:text-align="justify" style:justify-single-word="false" fo:text-indent="0cm" style:auto-text-indent="false" fo:break-before="page"/>
      <style:text-properties fo:color="#1e6a39" loext:opacity="100%" officeooo:paragraph-rsid="001d3c98"/>
    </style:style>
    <style:style style:name="P114" style:family="paragraph" style:parent-style-name="Text_20_body">
      <style:paragraph-properties fo:margin-left="0cm" fo:margin-right="0.314cm" fo:text-align="justify" style:justify-single-word="false" fo:text-indent="0cm" style:auto-text-indent="false" fo:break-before="page"/>
      <style:text-properties fo:color="#1e6a39" loext:opacity="100%" style:text-underline-style="none" fo:font-weight="bold" officeooo:rsid="0020fd4d" officeooo:paragraph-rsid="0020fd4d" style:font-weight-asian="bold" style:font-weight-complex="bold"/>
    </style:style>
    <style:style style:name="P115" style:family="paragraph" style:parent-style-name="Text_20_body">
      <style:paragraph-properties fo:margin-left="0cm" fo:margin-right="0.314cm" fo:text-align="justify" style:justify-single-word="false" fo:text-indent="0cm" style:auto-text-indent="false"/>
      <style:text-properties fo:color="#1e6a39" loext:opacity="100%" style:text-underline-style="none" fo:font-weight="bold" officeooo:rsid="0020fd4d" officeooo:paragraph-rsid="0020fd4d" style:font-weight-asian="bold" style:font-weight-complex="bold"/>
    </style:style>
    <style:style style:name="P116" style:family="paragraph" style:parent-style-name="Text_20_body">
      <style:paragraph-properties fo:margin-top="0.168cm" fo:margin-bottom="0cm" style:contextual-spacing="false"/>
      <style:text-properties fo:font-size="11pt" fo:background-color="transparent" style:font-size-asian="11pt"/>
    </style:style>
    <style:style style:name="P117" style:family="paragraph" style:parent-style-name="Text_20_body">
      <style:text-properties style:font-name="Times New Roman" fo:font-size="11pt" style:font-size-asian="11pt"/>
    </style:style>
    <style:style style:name="P118" style:family="paragraph" style:parent-style-name="Text_20_body">
      <style:paragraph-properties fo:margin-left="0.309cm" fo:margin-right="1.9cm" fo:line-height="148%" fo:text-indent="0cm" style:auto-text-indent="false"/>
      <style:text-properties fo:background-color="transparent"/>
    </style:style>
    <style:style style:name="P119" style:family="paragraph" style:parent-style-name="Text_20_body">
      <style:paragraph-properties fo:margin-left="0.309cm" fo:margin-right="0cm" fo:margin-top="0.002cm" fo:margin-bottom="0cm" style:contextual-spacing="false" fo:text-indent="0cm" style:auto-text-indent="false"/>
      <style:text-properties fo:background-color="transparent"/>
    </style:style>
    <style:style style:name="P120" style:family="paragraph" style:parent-style-name="Text_20_body">
      <style:paragraph-properties fo:margin-left="0.309cm" fo:margin-right="0.314cm" fo:text-align="justify" style:justify-single-word="false" fo:text-indent="0cm" style:auto-text-indent="false"/>
      <style:text-properties fo:color="#158466" loext:opacity="100%"/>
    </style:style>
    <style:style style:name="P121"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58466" loext:opacity="100%" fo:background-color="transparent"/>
    </style:style>
    <style:style style:name="P122" style:family="paragraph">
      <loext:graphic-properties draw:fill="none"/>
      <style:paragraph-properties fo:text-align="start"/>
      <style:text-properties fo:font-size="18pt"/>
    </style:style>
    <style:style style:name="P123" style:family="paragraph">
      <loext:graphic-properties draw:fill="solid" draw:fill-color="#bee7fb"/>
      <style:paragraph-properties fo:text-align="start"/>
      <style:text-properties fo:font-size="18pt"/>
    </style:style>
    <style:style style:name="P124" style:family="paragraph">
      <loext:graphic-properties draw:fill="solid" draw:fill-color="#0677ac"/>
      <style:paragraph-properties fo:text-align="start"/>
      <style:text-properties fo:font-size="18pt"/>
    </style:style>
    <style:style style:name="T1" style:family="text">
      <style:text-properties fo:font-size="10pt" fo:letter-spacing="-0.018cm" fo:font-weight="bold" style:font-size-asian="10pt" style:font-weight-asian="bold"/>
    </style:style>
    <style:style style:name="T2" style:family="text">
      <style:text-properties fo:font-size="10pt" fo:letter-spacing="-0.018cm" style:font-size-asian="10pt"/>
    </style:style>
    <style:style style:name="T3" style:family="text">
      <style:text-properties fo:font-size="10pt" style:font-size-asian="10pt"/>
    </style:style>
    <style:style style:name="T4" style:family="text">
      <style:text-properties fo:font-size="10pt" fo:letter-spacing="0.051cm" style:font-size-asian="10pt"/>
    </style:style>
    <style:style style:name="T5" style:family="text">
      <style:text-properties fo:font-size="10pt" fo:letter-spacing="0.053cm" style:font-size-asian="10pt"/>
    </style:style>
    <style:style style:name="T6" style:family="text">
      <style:text-properties fo:font-size="10pt" fo:letter-spacing="0.049cm" style:font-size-asian="10pt"/>
    </style:style>
    <style:style style:name="T7" style:family="text">
      <style:text-properties fo:font-size="10pt" fo:letter-spacing="0.055cm" style:font-size-asian="10pt"/>
    </style:style>
    <style:style style:name="T8" style:family="text">
      <style:text-properties fo:font-size="10pt" fo:letter-spacing="-0.005cm" style:font-size-asian="10pt"/>
    </style:style>
    <style:style style:name="T9" style:family="text">
      <style:text-properties fo:font-size="10pt" fo:letter-spacing="-0.007cm" style:font-size-asian="10pt"/>
    </style:style>
    <style:style style:name="T10" style:family="text">
      <style:text-properties fo:font-size="10pt" fo:letter-spacing="-0.009cm" style:font-size-asian="10pt"/>
    </style:style>
    <style:style style:name="T11" style:family="text">
      <style:text-properties fo:font-size="10pt" fo:letter-spacing="-0.009cm" fo:font-weight="bold" officeooo:rsid="001ae02a" style:font-size-asian="10pt" style:font-weight-asian="bold" style:font-weight-complex="bold"/>
    </style:style>
    <style:style style:name="T12" style:family="text">
      <style:text-properties fo:font-size="10pt" fo:letter-spacing="-0.004cm" style:font-size-asian="10pt"/>
    </style:style>
    <style:style style:name="T13" style:family="text">
      <style:text-properties fo:font-size="10pt" fo:letter-spacing="-0.004cm" fo:font-weight="bold" officeooo:rsid="001ae02a" style:font-size-asian="10pt" style:font-weight-asian="bold" style:font-weight-complex="bold"/>
    </style:style>
    <style:style style:name="T14" style:family="text">
      <style:text-properties fo:font-size="10pt" fo:letter-spacing="-0.011cm" style:font-size-asian="10pt"/>
    </style:style>
    <style:style style:name="T15" style:family="text">
      <style:text-properties fo:font-size="10pt" fo:letter-spacing="-0.002cm" style:font-size-asian="10pt"/>
    </style:style>
    <style:style style:name="T16" style:family="text">
      <style:text-properties fo:font-size="10pt" fo:letter-spacing="-0.012cm" style:font-size-asian="10pt"/>
    </style:style>
    <style:style style:name="T17" style:family="text">
      <style:text-properties fo:font-size="10pt" fo:letter-spacing="0.056cm" style:font-size-asian="10pt"/>
    </style:style>
    <style:style style:name="T18" style:family="text">
      <style:text-properties fo:font-size="10pt" fo:letter-spacing="0.058cm" style:font-size-asian="10pt"/>
    </style:style>
    <style:style style:name="T19" style:family="text">
      <style:text-properties fo:font-size="10pt" fo:letter-spacing="0.071cm" style:font-size-asian="10pt"/>
    </style:style>
    <style:style style:name="T20" style:family="text">
      <style:text-properties fo:font-size="10pt" fo:background-color="transparent" loext:char-shading-value="0" style:font-size-asian="10pt"/>
    </style:style>
    <style:style style:name="T21" style:family="text">
      <style:text-properties fo:color="#ffffff" loext:opacity="100%" fo:font-size="14pt" fo:letter-spacing="0.018cm" fo:font-weight="bold" style:font-size-asian="14pt" style:font-weight-asian="bold" style:text-scale="110%"/>
    </style:style>
    <style:style style:name="T22" style:family="text">
      <style:text-properties fo:color="#ffffff" loext:opacity="100%" fo:font-size="14pt" fo:letter-spacing="0.065cm" fo:font-weight="bold" style:font-size-asian="14pt" style:font-weight-asian="bold" style:text-scale="110%"/>
    </style:style>
    <style:style style:name="T23" style:family="text">
      <style:text-properties fo:color="#ffffff" loext:opacity="100%" fo:font-size="14pt" fo:font-weight="bold" style:font-size-asian="14pt" style:font-weight-asian="bold" style:text-scale="110%"/>
    </style:style>
    <style:style style:name="T24" style:family="text">
      <style:text-properties fo:color="#ffffff" loext:opacity="100%" fo:font-size="14pt" fo:letter-spacing="0.067cm" fo:font-weight="bold" style:font-size-asian="14pt" style:font-weight-asian="bold" style:text-scale="110%"/>
    </style:style>
    <style:style style:name="T25" style:family="text">
      <style:text-properties fo:color="#ffffff" loext:opacity="100%" fo:font-size="14pt" fo:letter-spacing="0.016cm" fo:font-weight="bold" style:font-size-asian="14pt" style:font-weight-asian="bold" style:text-scale="110%"/>
    </style:style>
    <style:style style:name="T26" style:family="text">
      <style:text-properties fo:color="#023a54" loext:opacity="100%"/>
    </style:style>
    <style:style style:name="T27" style:family="text">
      <style:text-properties fo:color="#023a54" loext:opacity="100%" fo:letter-spacing="0.078cm"/>
    </style:style>
    <style:style style:name="T28" style:family="text">
      <style:text-properties fo:color="#023a54" loext:opacity="100%" fo:letter-spacing="0.018cm"/>
    </style:style>
    <style:style style:name="T29" style:family="text">
      <style:text-properties fo:color="#023a54" loext:opacity="100%" fo:letter-spacing="0.019cm"/>
    </style:style>
    <style:style style:name="T30" style:family="text">
      <style:text-properties fo:color="#023a54" loext:opacity="100%" fo:letter-spacing="0.053cm"/>
    </style:style>
    <style:style style:name="T31" style:family="text">
      <style:text-properties fo:color="#023a54" loext:opacity="100%" fo:letter-spacing="0.058cm"/>
    </style:style>
    <style:style style:name="T32" style:family="text">
      <style:text-properties fo:color="#023a54" loext:opacity="100%" fo:letter-spacing="0.023cm"/>
    </style:style>
    <style:style style:name="T33" style:family="text">
      <style:text-properties fo:color="#023a54" loext:opacity="100%" fo:letter-spacing="0.06cm"/>
    </style:style>
    <style:style style:name="T34" style:family="text">
      <style:text-properties fo:color="#023a54" loext:opacity="100%" fo:letter-spacing="0.064cm"/>
    </style:style>
    <style:style style:name="T35" style:family="text">
      <style:text-properties fo:color="#023a54" loext:opacity="100%" fo:letter-spacing="0.021cm"/>
    </style:style>
    <style:style style:name="T36" style:family="text">
      <style:text-properties fo:color="#023a54" loext:opacity="100%" fo:letter-spacing="0.062cm"/>
    </style:style>
    <style:style style:name="T37" style:family="text">
      <style:text-properties fo:color="#023a54" loext:opacity="100%" fo:letter-spacing="0.016cm"/>
    </style:style>
    <style:style style:name="T38" style:family="text">
      <style:text-properties fo:letter-spacing="-0.004cm"/>
    </style:style>
    <style:style style:name="T39" style:family="text">
      <style:text-properties fo:letter-spacing="-0.004cm" style:text-underline-style="solid" style:text-underline-width="auto" style:text-underline-color="font-color"/>
    </style:style>
    <style:style style:name="T40" style:family="text">
      <style:text-properties fo:letter-spacing="-0.004cm" fo:font-weight="bold" style:font-weight-asian="bold" style:font-weight-complex="bold"/>
    </style:style>
    <style:style style:name="T41" style:family="text">
      <style:text-properties fo:letter-spacing="-0.004cm" style:text-underline-style="none"/>
    </style:style>
    <style:style style:name="T42" style:family="text">
      <style:text-properties fo:letter-spacing="-0.004cm" style:text-underline-style="none" officeooo:rsid="001e5f19"/>
    </style:style>
    <style:style style:name="T43" style:family="text">
      <style:text-properties fo:letter-spacing="-0.004cm" fo:background-color="transparent" loext:char-shading-value="0"/>
    </style:style>
    <style:style style:name="T44" style:family="text">
      <style:text-properties fo:letter-spacing="-0.005cm"/>
    </style:style>
    <style:style style:name="T45" style:family="text">
      <style:text-properties fo:letter-spacing="-0.005cm" style:text-underline-style="solid" style:text-underline-width="auto" style:text-underline-color="font-color"/>
    </style:style>
    <style:style style:name="T46" style:family="text">
      <style:text-properties fo:letter-spacing="-0.005cm" fo:background-color="transparent" loext:char-shading-value="0"/>
    </style:style>
    <style:style style:name="T47" style:family="text">
      <style:text-properties fo:letter-spacing="-0.002cm"/>
    </style:style>
    <style:style style:name="T48" style:family="text">
      <style:text-properties fo:letter-spacing="-0.007cm"/>
    </style:style>
    <style:style style:name="T49" style:family="text">
      <style:text-properties fo:letter-spacing="-0.007cm" style:text-underline-style="solid" style:text-underline-width="auto" style:text-underline-color="font-color"/>
    </style:style>
    <style:style style:name="T50" style:family="text">
      <style:text-properties fo:letter-spacing="-0.007cm" fo:background-color="transparent" loext:char-shading-value="0"/>
    </style:style>
    <style:style style:name="T51" style:family="text">
      <style:text-properties fo:letter-spacing="-0.009cm"/>
    </style:style>
    <style:style style:name="T52" style:family="text">
      <style:text-properties fo:letter-spacing="-0.009cm" style:text-underline-style="solid" style:text-underline-width="auto" style:text-underline-color="font-color"/>
    </style:style>
    <style:style style:name="T53" style:family="text">
      <style:text-properties fo:letter-spacing="-0.009cm" fo:background-color="transparent" loext:char-shading-value="0"/>
    </style:style>
    <style:style style:name="T54" style:family="text">
      <style:text-properties fo:letter-spacing="-0.018cm"/>
    </style:style>
    <style:style style:name="T55" style:family="text">
      <style:text-properties fo:letter-spacing="-0.018cm" style:text-underline-style="none" fo:font-weight="normal" style:font-weight-asian="normal"/>
    </style:style>
    <style:style style:name="T56" style:family="text">
      <style:text-properties fo:letter-spacing="-0.018cm" style:text-underline-style="solid" style:text-underline-width="auto" style:text-underline-color="font-color"/>
    </style:style>
    <style:style style:name="T57" style:family="text">
      <style:text-properties fo:color="#1e487c" loext:opacity="100%" fo:font-size="11pt" fo:letter-spacing="0.021cm" style:font-size-asian="11pt"/>
    </style:style>
    <style:style style:name="T58" style:family="text">
      <style:text-properties fo:color="#1e487c" loext:opacity="100%" fo:font-size="11pt" fo:letter-spacing="0.056cm" style:font-size-asian="11pt"/>
    </style:style>
    <style:style style:name="T59" style:family="text">
      <style:text-properties fo:color="#1e487c" loext:opacity="100%" fo:font-size="11pt" fo:letter-spacing="0.014cm" style:font-size-asian="11pt"/>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1d3c98"/>
    </style:style>
    <style:style style:name="T62" style:family="text">
      <style:text-properties style:text-underline-style="solid" style:text-underline-width="auto" style:text-underline-color="font-color" officeooo:rsid="001e5f19"/>
    </style:style>
    <style:style style:name="T63" style:family="text">
      <style:text-properties fo:letter-spacing="0.002cm" style:text-underline-style="none"/>
    </style:style>
    <style:style style:name="T64" style:family="text">
      <style:text-properties style:text-underline-style="none"/>
    </style:style>
    <style:style style:name="T65" style:family="text">
      <style:text-properties style:text-underline-style="none" fo:font-weight="bold" style:font-weight-asian="bold" style:font-weight-complex="bold"/>
    </style:style>
    <style:style style:name="T66" style:family="text">
      <style:text-properties style:text-underline-style="none" officeooo:rsid="001e5f19"/>
    </style:style>
    <style:style style:name="T67" style:family="text">
      <style:text-properties fo:letter-spacing="-0.011cm"/>
    </style:style>
    <style:style style:name="T68" style:family="text">
      <style:text-properties fo:letter-spacing="-0.011cm" fo:font-weight="bold" style:font-weight-asian="bold" style:font-weight-complex="bold"/>
    </style:style>
    <style:style style:name="T69" style:family="text">
      <style:text-properties fo:letter-spacing="0.042cm"/>
    </style:style>
    <style:style style:name="T70" style:family="text">
      <style:text-properties fo:letter-spacing="0.044cm"/>
    </style:style>
    <style:style style:name="T71" style:family="text">
      <style:text-properties fo:letter-spacing="0.046cm"/>
    </style:style>
    <style:style style:name="T72" style:family="text">
      <style:text-properties fo:letter-spacing="0.041cm"/>
    </style:style>
    <style:style style:name="T73" style:family="text">
      <style:text-properties fo:letter-spacing="0.028cm"/>
    </style:style>
    <style:style style:name="T74" style:family="text">
      <style:text-properties fo:letter-spacing="-0.012cm"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officeooo:rsid="001e5f19" style:font-weight-asian="bold" style:font-weight-complex="bold"/>
    </style:style>
    <style:style style:name="T77" style:family="text">
      <style:text-properties fo:background-color="#ff0000" loext:char-shading-value="0"/>
    </style:style>
    <style:style style:name="T78" style:family="text">
      <style:text-properties fo:color="#c9211e" loext:opacity="100%"/>
    </style:style>
    <style:style style:name="T79" style:family="text">
      <style:text-properties fo:font-weight="normal" style:font-weight-asian="normal" style:font-weight-complex="normal"/>
    </style:style>
    <style:style style:name="T80" style:family="text">
      <style:text-properties fo:font-weight="normal" officeooo:rsid="001e5f19" style:font-weight-asian="normal" style:font-weight-complex="normal"/>
    </style:style>
    <style:style style:name="T81" style:family="text">
      <style:text-properties fo:font-weight="normal" officeooo:rsid="0020fd4d" style:font-weight-asian="normal" style:font-weight-complex="normal"/>
    </style:style>
    <style:style style:name="T82" style:family="text">
      <style:text-properties fo:color="#000000" loext:opacity="100%" style:text-underline-style="none" fo:font-weight="bold" style:font-weight-asian="bold" style:font-weight-complex="bold"/>
    </style:style>
    <style:style style:name="T83" style:family="text">
      <style:text-properties fo:color="#000000" loext:opacity="100%" style:text-underline-style="none" fo:font-weight="bold" officeooo:rsid="001e5f19" style:font-weight-asian="bold" style:font-weight-complex="bold"/>
    </style:style>
    <style:style style:name="T84" style:family="text">
      <style:text-properties fo:color="#000000" loext:opacity="100%" fo:font-weight="bold" officeooo:rsid="001e5f19" style:font-weight-asian="bold" style:font-weight-complex="bold"/>
    </style:style>
    <style:style style:name="T85" style:family="text">
      <style:text-properties fo:color="#000000" loext:opacity="100%" fo:letter-spacing="0.018cm" fo:background-color="transparent" loext:char-shading-value="0"/>
    </style:style>
    <style:style style:name="T86" style:family="text">
      <style:text-properties fo:font-style="italic" style:font-style-asian="italic" style:font-style-complex="italic"/>
    </style:style>
    <style:style style:name="T87" style:family="text">
      <style:text-properties fo:font-style="italic" style:text-underline-style="none" style:font-style-asian="italic" style:font-style-complex="italic"/>
    </style:style>
    <style:style style:name="T88" style:family="text">
      <style:text-properties officeooo:rsid="001e5f19"/>
    </style:style>
    <style:style style:name="T89" style:family="text">
      <style:text-properties fo:font-size="12pt" style:text-underline-style="none" fo:font-weight="bold" officeooo:rsid="001d3c98" style:font-size-asian="12pt" style:font-weight-asian="bold" style:font-size-complex="12pt" style:font-weight-complex="bold"/>
    </style:style>
    <style:style style:name="T90" style:family="text">
      <style:text-properties fo:font-size="12pt" style:text-underline-style="none" fo:font-weight="bold" officeooo:rsid="001e5f19" style:font-size-asian="12pt" style:font-weight-asian="bold" style:font-size-complex="12pt" style:font-weight-complex="bold"/>
    </style:style>
    <style:style style:name="T91" style:family="text">
      <style:text-properties fo:font-size="12pt" style:text-underline-style="none" fo:font-weight="bold" officeooo:rsid="0020fd4d" style:font-size-asian="12pt" style:font-weight-asian="bold" style:font-size-complex="12pt" style:font-weight-complex="bold"/>
    </style:style>
    <style:style style:name="T92" style:family="text">
      <style:text-properties officeooo:rsid="0020fd4d"/>
    </style:style>
    <style:style style:name="T93" style:family="text">
      <style:text-properties fo:background-color="transparent" loext:char-shading-value="0"/>
    </style:style>
    <style:style style:name="T94" style:family="text">
      <style:text-properties officeooo:rsid="0020fd4d" fo:background-color="transparent" loext:char-shading-value="0"/>
    </style:style>
    <style:style style:name="T95" style:family="text">
      <style:text-properties fo:color="#1e6a39" loext:opacity="100%" fo:font-weight="bold" style:font-weight-asian="bold" style:font-weight-complex="bold"/>
    </style:style>
    <style:style style:name="T96" style:family="text">
      <style:text-properties fo:color="#1e6a39" loext:opacity="100%" fo:font-weight="bold" officeooo:rsid="0020fd4d" style:font-weight-asian="bold" style:font-weight-complex="bold"/>
    </style:style>
    <style:style style:name="T97" style:family="text">
      <style:text-properties fo:color="#1e6a39" loext:opacity="100%" fo:letter-spacing="0.018cm" fo:font-weight="bold" officeooo:rsid="0020fd4d" fo:background-color="transparent" loext:char-shading-value="0" style:font-weight-asian="bold" style:font-weight-complex="bold"/>
    </style:style>
    <style:style style:name="T98" style:family="text">
      <style:text-properties style:use-window-font-color="true" loext:opacity="0%" fo:font-size="10pt" fo:letter-spacing="-0.011cm" style:font-size-asian="10pt"/>
    </style:style>
    <style:style style:name="T99" style:family="text">
      <style:text-properties style:use-window-font-color="true" loext:opacity="0%" fo:font-size="10pt" style:font-size-asian="10pt"/>
    </style:style>
    <style:style style:name="T100" style:family="text">
      <style:text-properties style:use-window-font-color="true" loext:opacity="0%" fo:font-size="10pt" fo:letter-spacing="-0.009cm" style:font-size-asian="10pt"/>
    </style:style>
    <style:style style:name="T101" style:family="text">
      <style:text-properties style:use-window-font-color="true" loext:opacity="0%" fo:font-size="10pt" fo:letter-spacing="-0.007cm" style:font-size-asian="10pt"/>
    </style:style>
    <style:style style:name="T102" style:family="text">
      <style:text-properties style:use-window-font-color="true" loext:opacity="0%" fo:font-size="10pt" fo:letter-spacing="-0.005cm" style:font-size-asian="10pt"/>
    </style:style>
    <style:style style:name="T103" style:family="text">
      <style:text-properties fo:color="#ff4000" loext:opacity="100%" fo:font-size="10pt" officeooo:rsid="0020fd4d" style:font-size-asian="10pt"/>
    </style:style>
    <style:style style:name="T104" style:family="text">
      <style:text-properties fo:color="#158466" loext:opacity="100%" fo:letter-spacing="0.041cm" fo:font-weight="bold" style:font-weight-asian="bold" style:font-weight-complex="bold"/>
    </style:style>
    <style:style style:name="T105" style:family="text">
      <style:text-properties fo:color="#158466" loext:opacity="100%" fo:font-weight="bold" style:font-weight-asian="bold" style:font-weight-complex="bold"/>
    </style:style>
    <style:style style:name="T106" style:family="text">
      <style:text-properties fo:color="#158466" loext:opacity="100%" fo:font-size="10pt" fo:background-color="transparent" loext:char-shading-value="0" style:font-size-asian="10pt"/>
    </style:style>
    <style:style style:name="T107" style:family="text">
      <style:text-properties fo:color="#158466" loext:opacity="100%" fo:font-size="10pt" style:font-size-asian="10pt"/>
    </style:style>
    <style:style style:name="T108" style:family="text">
      <style:text-properties officeooo:rsid="0022e714"/>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45703*" fo:start-indent="0cm" fo:end-indent="1.415cm"/>
          <style:column style:rel-width="19832*" fo:start-indent="1.415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false" fo:min-height="0.467cm" fo:min-width="11.01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solid" draw:fill-color="#bee7fb" draw:textarea-vertical-align="top" draw:auto-grow-height="false" fo:min-height="0.686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0677ac" draw:textarea-vertical-align="top" draw:auto-grow-height="false" fo:min-height="0.817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26cm" svg:stroke-color="#023a55" draw:fill="none" loext:fill-use-slide-background="false" draw:textarea-vertical-align="top" draw:auto-grow-height="false" fo:min-height="0cm" fo:min-width="16.902cm" fo:padding-top="0.125cm" fo:padding-bottom="0.125cm" fo:padding-left="0.25cm" fo:padding-right="0.25cm" fo:wrap-option="wrap" fo:margin-left="-0.016cm" fo:margin-right="-0.014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88"><draw:custom-shape text:anchor-type="as-char" draw:z-index="17" draw:name="Textbox 2" draw:style-name="gr3" draw:text-style-name="P124" svg:width="17.615cm" svg:height="0.816cm"><text:p text:style-name="P2"><text:bookmark text:name="Jeu de combat"/><text:span text:style-name="T21">JEU</text:span><text:span text:style-name="T22"> </text:span><text:span text:style-name="T23">DE</text:span><text:span text:style-name="T24"> </text:span><text:span text:style-name="T25">COMB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7"/>
        <text:h text:style-name="Heading_20_1" text:outline-level="2"><text:bookmark-start text:name="Le principe"/><draw:custom-shape text:anchor-type="char" draw:z-index="5" draw:name="Graphic 3" draw:style-name="gr6" draw:text-style-name="P122" svg:width="17.402cm" svg:height="0.004cm" svg:x="2cm" svg:y="0.51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Le principe"/><text:span text:style-name="T26">LE</text:span><text:span text:style-name="T27"> </text:span><text:span text:style-name="T28">PRINCIPE</text:span></text:h>
        <text:p text:style-name="P13">Il<text:span text:style-name="T38"> </text:span>s'agit<text:span text:style-name="T44"> </text:span>d'un<text:span text:style-name="T44"> </text:span>jeu<text:span text:style-name="T47"> </text:span>qui<text:span text:style-name="T38"> </text:span>se<text:span text:style-name="T38"> </text:span>joue<text:span text:style-name="T44"> </text:span>à<text:span text:style-name="T38"> </text:span>autant<text:span text:style-name="T44"> </text:span>de<text:span text:style-name="T44"> </text:span>joueurs<text:span text:style-name="T38"> </text:span>que<text:span text:style-name="T44"> </text:span>l'on<text:span text:style-name="T44"> </text:span>veut<text:span text:style-name="T44"> </text:span>(plus<text:span text:style-name="T38"> </text:span>on<text:span text:style-name="T47"> </text:span>est<text:span text:style-name="T44"> </text:span>de<text:span text:style-name="T44"> </text:span>fous,<text:span text:style-name="T38"> </text:span>plus<text:span text:style-name="T48"> </text:span>on<text:span text:style-name="T44"> </text:span>rit<text:span text:style-name="T44"> </text:span>!<text:span text:style-name="T44"> </text:span>) Le principe est simple :</text:p>
        <text:list xml:id="list2225609932" text:style-name="WWNum1">
          <text:list-item>
            <text:p text:style-name="P82"><text:span text:style-name="T3">on</text:span><text:span text:style-name="T4"> </text:span><text:span text:style-name="T3">se</text:span><text:span text:style-name="T5"> </text:span><text:span text:style-name="T3">créée</text:span><text:span text:style-name="T6"> </text:span><text:span text:style-name="T3">et</text:span><text:span text:style-name="T4"> </text:span><text:span text:style-name="T3">on</text:span><text:span text:style-name="T4"> </text:span><text:span text:style-name="T3">paramètre</text:span><text:span text:style-name="T5"> </text:span><text:span text:style-name="T3">un</text:span><text:span text:style-name="T4"> </text:span><text:span text:style-name="T3">personnage</text:span><text:span text:style-name="T6"> </text:span><text:span text:style-name="T3">(on</text:span><text:span text:style-name="T7"> </text:span><text:span text:style-name="T3">lui</text:span><text:span text:style-name="T5"> </text:span><text:span text:style-name="T3">donne</text:span><text:span text:style-name="T6"> </text:span><text:span text:style-name="T3">un</text:span><text:span text:style-name="T4"> </text:span><text:span text:style-name="T3">pseudo</text:span><text:span text:style-name="T6"> </text:span><text:span text:style-name="T3">et</text:span><text:span text:style-name="T4"> </text:span><text:span text:style-name="T3">un</text:span><text:span text:style-name="T4"> </text:span><text:span text:style-name="T3">mot</text:span><text:span text:style-name="T7"> </text:span><text:span text:style-name="T3">de</text:span><text:span text:style-name="T6"> </text:span><text:span text:style-name="T3">passe</text:span><text:span text:style-name="T6"> </text:span><text:span text:style-name="T3">pour</text:span><text:span text:style-name="T6"> </text:span><text:span text:style-name="T3">pouvoir</text:span><text:span text:style-name="T6"> </text:span><text:span text:style-name="T3">se connecter à ce personnage et en prendre le contrôle)</text:span></text:p>
          </text:list-item>
          <text:list-item>
            <text:p text:style-name="P83"><text:span text:style-name="T3">il</text:span><text:span text:style-name="T8"> </text:span><text:span text:style-name="T3">doit</text:span><text:span text:style-name="T9"> </text:span><text:span text:style-name="T3">alors</text:span><text:span text:style-name="T8"> </text:span><text:span text:style-name="T3">entrer</text:span><text:span text:style-name="T8"> </text:span><text:span text:style-name="T3">sur</text:span><text:span text:style-name="T8"> </text:span><text:span text:style-name="T3">le</text:span><text:span text:style-name="T8"> </text:span><text:span text:style-name="T3">terrain</text:span><text:span text:style-name="T8"> </text:span><text:span text:style-name="T3">de</text:span><text:span text:style-name="T8"> </text:span><text:span text:style-name="T3">jeu,</text:span><text:span text:style-name="T10"> </text:span><text:span text:style-name="T3">se</text:span><text:span text:style-name="T8"> </text:span><text:span text:style-name="T3">battre</text:span><text:span text:style-name="T8"> </text:span><text:span text:style-name="T3">ou</text:span><text:span text:style-name="T8"> </text:span><text:span text:style-name="T3">se</text:span><text:span text:style-name="T8"> </text:span><text:span text:style-name="T3">défendre,</text:span><text:span text:style-name="T8"> </text:span><text:span text:style-name="T3">avancer</text:span><text:span text:style-name="T8"> </text:span><text:span text:style-name="T3">dans</text:span><text:span text:style-name="T10"> </text:span><text:span text:style-name="T3">toutes</text:span><text:span text:style-name="T8"> </text:span><text:span text:style-name="T3">les</text:span><text:span text:style-name="T8"> </text:span><text:span text:style-name="T3">pièces</text:span><text:span text:style-name="T8"> </text:span><text:span text:style-name="T3">pour</text:span><text:span text:style-name="T10"> </text:span><text:span text:style-name="T3">atteindre</text:span><text:span text:style-name="T9"> </text:span><text:span text:style-name="T3">la </text:span><text:span text:style-name="T12">sortie</text:span></text:p>
          </text:list-item>
          <text:list-item>
            <text:p text:style-name="P84"><text:span text:style-name="T3">au cours des combats, on perd ou on gagne des points de vie. Si on les perd tous, le personnage meurt (fin de la </text:span><text:span text:style-name="T12">partie)</text:span></text:p>
          </text:list-item>
        </text:list>
        <text:p text:style-name="Text_20_body"/>
        <text:p text:style-name="P14"/>
      </text:section>
      <text:section text:style-name="Sect2" text:name="Section1">
        <text:p text:style-name="P15"><text:span text:style-name="T93">Le</text:span><text:span text:style-name="T53"> </text:span><text:span text:style-name="T93">terrain</text:span><text:span text:style-name="T46"> </text:span><text:span text:style-name="T93">de</text:span><text:span text:style-name="T46"> </text:span><text:span text:style-name="T93">jeu</text:span><text:span text:style-name="T43"> </text:span><text:span text:style-name="T93">est</text:span><text:span text:style-name="T46"> </text:span><text:span text:style-name="T93">co</text:span>mposé<text:span text:style-name="T44"> </text:span>de<text:span text:style-name="T44"> </text:span>9<text:span text:style-name="T47"> </text:span>pièces<text:span text:style-name="T48"> </text:span>successives,<text:span text:style-name="T44"> </text:span>numérotée<text:span text:style-name="T38"> </text:span>de<text:span text:style-name="T44"> </text:span>1<text:span text:style-name="T44"> </text:span>à<text:span text:style-name="T48"> </text:span>9<text:span text:style-name="T47"> </text:span><text:span text:style-name="T54">:</text:span></text:p>
        <text:p text:style-name="P31"><draw:custom-shape text:anchor-type="char" draw:z-index="19" draw:name="Textbox 4" draw:style-name="gr1" draw:text-style-name="P122" svg:width="11.014cm" svg:height="0.466cm" svg:x="4.884cm" svg:y="0.205cm"><loext:table table:name="Tableau1" table:style-name="Tableau1"><loext:table-column table:style-name="Tableau1.A" table:number-columns-repeated="3"/><loext:table-column table:style-name="Tableau1.D"/><loext:table-column table:style-name="Tableau1.E"/><loext:table-column table:style-name="Tableau1.F" table:number-columns-repeated="2"/><loext:table-column table:style-name="Tableau1.A" table:number-columns-repeated="2"/><loext:table-row table:style-name="Tableau1.1"><loext:table-cell table:style-name="Tableau1.A1" office:value-type="string"><text:p text:style-name="P33">1</text:p></loext:table-cell><loext:table-cell table:style-name="Tableau1.A1" office:value-type="string"><text:p text:style-name="P34">2</text:p></loext:table-cell><loext:table-cell table:style-name="Tableau1.A1" office:value-type="string"><text:p text:style-name="P34">3</text:p></loext:table-cell><loext:table-cell table:style-name="Tableau1.A1" office:value-type="string"><text:p text:style-name="P34">4</text:p></loext:table-cell><loext:table-cell table:style-name="Tableau1.A1" office:value-type="string"><text:p text:style-name="P33">5</text:p></loext:table-cell><loext:table-cell table:style-name="Tableau1.A1" office:value-type="string"><text:p text:style-name="P34">6</text:p></loext:table-cell><loext:table-cell table:style-name="Tableau1.A1" office:value-type="string"><text:p text:style-name="P34">7</text:p></loext:table-cell><loext:table-cell table:style-name="Tableau1.A1" office:value-type="string"><text:p text:style-name="P34">8</text:p></loext:table-cell><loext:table-cell table:style-name="Tableau1.A1" office:value-type="string"><text:p text:style-name="P33">9</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trée <text:span text:style-name="T92">= 0</text:span></text:p>
        <text:p text:style-name="P6"/>
        <text:p text:style-name="P32">Sortie <text:span text:style-name="T92">= 10</text:span></text:p>
      </text:section>
      <text:section text:style-name="Sect1" text:name="Section2">
        <text:p text:style-name="P18"><text:span text:style-name="T93">Les</text:span><text:span text:style-name="T46"> </text:span><text:span text:style-name="T93">zones</text:span><text:span text:style-name="T46"> </text:span><text:span text:style-name="T93">entrées</text:span><text:span text:style-name="T46"> </text:span><text:span text:style-name="T93">et</text:span><text:span text:style-name="T53"> </text:span><text:span text:style-name="T93">sorties</text:span><text:span text:style-name="T53"> </text:span><text:span text:style-name="T93">sont</text:span><text:span text:style-name="T50"> </text:span><text:span text:style-name="T93">neutres</text:span><text:span text:style-name="T53"> </text:span><text:span text:style-name="T93">:</text:span><text:span text:style-name="T46"> </text:span><text:span text:style-name="T93">on</text:span><text:span text:style-name="T50"> </text:span><text:span text:style-name="T93">ne</text:span><text:span text:style-name="T50"> </text:span><text:span text:style-name="T93">peut</text:span><text:span text:style-name="T50"> </text:span><text:span text:style-name="T93">pas</text:span><text:span text:style-name="T53"> </text:span><text:span text:style-name="T93">y</text:span><text:span text:style-name="T46"> </text:span><text:span text:style-name="T93">combattre,</text:span><text:span text:style-name="T46"> </text:span><text:span text:style-name="T93">ni</text:span><text:span text:style-name="T46"> </text:span><text:span text:style-name="T93">y</text:span><text:span text:style-name="T46"> </text:span><text:span text:style-name="T93">voir</text:span><text:span text:style-name="T46"> </text:span><text:span text:style-name="T93">les</text:span><text:span text:style-name="T53"> </text:span><text:span text:style-name="T93">autres</text:span><text:span text:style-name="T53"> </text:span><text:span text:style-name="T93">personnages</text:span><text:span text:style-name="T46"> </text:span><text:span text:style-name="T93">présents.</text:span><text:span text:style-name="T77"> </text:span>Le jeu comporte 3 pages</text:p>
        <text:list xml:id="list120812149883514" text:continue-numbering="true" text:style-name="WWNum1">
          <text:list-item>
            <text:p text:style-name="P73"><text:span text:style-name="T3">La</text:span><text:span text:style-name="T8"> </text:span><text:span text:style-name="T3">création</text:span><text:span text:style-name="T8"> </text:span><text:span text:style-name="T3">d’un</text:span><text:span text:style-name="T9"> </text:span><text:span text:style-name="T12">personnage </text:span><text:span text:style-name="T13">(page : personnage)</text:span></text:p>
          </text:list-item>
          <text:list-item>
            <text:p text:style-name="P75"><text:span text:style-name="T3">La</text:span><text:span text:style-name="T10"> </text:span><text:span text:style-name="T3">connexion</text:span><text:span text:style-name="T12"> </text:span><text:span text:style-name="T3">(saisie</text:span><text:span text:style-name="T9"> </text:span><text:span text:style-name="T3">du</text:span><text:span text:style-name="T8"> </text:span><text:span text:style-name="T3">pseudo</text:span><text:span text:style-name="T9"> </text:span><text:span text:style-name="T3">et</text:span><text:span text:style-name="T9"> </text:span><text:span text:style-name="T3">du</text:span><text:span text:style-name="T8"> </text:span><text:span text:style-name="T3">mot</text:span><text:span text:style-name="T9"> </text:span><text:span text:style-name="T3">de</text:span><text:span text:style-name="T9"> </text:span><text:span text:style-name="T3">passe</text:span><text:span text:style-name="T8"> </text:span><text:span text:style-name="T3">d’un</text:span><text:span text:style-name="T9"> </text:span><text:span text:style-name="T3">personnage)</text:span><text:span text:style-name="T9"> </text:span><text:span text:style-name="T3">pour</text:span><text:span text:style-name="T9"> </text:span><text:span text:style-name="T3">contrôler</text:span><text:span text:style-name="T8"> </text:span><text:span text:style-name="T3">un</text:span><text:span text:style-name="T8"> </text:span><text:span text:style-name="T12">personnage </text:span><text:span text:style-name="T13">(page : connexion)</text:span></text:p>
          </text:list-item>
          <text:list-item>
            <text:p text:style-name="P76"><text:span text:style-name="T3">Puis</text:span><text:span text:style-name="T10"> </text:span><text:span text:style-name="T3">l'écran</text:span><text:span text:style-name="T8"> </text:span><text:span text:style-name="T3">principal</text:span><text:span text:style-name="T9"> </text:span><text:span text:style-name="T3">de</text:span><text:span text:style-name="T9"> </text:span><text:span text:style-name="T10">jeu </text:span><text:span text:style-name="T11">(page : jeu / ecran principal)</text:span></text:p>
          </text:list-item>
        </text:list>
        <text:p text:style-name="P107"><text:span text:style-name="T95">Ajout d’un popup (fragment) quand le personnage meurt ou gagne la partie avec message vous êtes mort ou vous avez gagné+ bouton quitter ou rejouer</text:span></text:p>
        <text:p text:style-name="P107"><text:span text:style-name="T95"/></text:p>
        <text:p text:style-name="P120">Le choix d'un personnage consiste à paramétrer le personnage : son pseudo (unique), son mot de passe, et ses caractéristiques (voir plus loin).</text:p>
        <text:p text:style-name="P111"/>
        <text:p text:style-name="P109">Faut il faire un ou deux contrôleur JS ?</text:p>
        <text:p text:style-name="P109"><text:tab/>un pour la vérification <text:s/>de la répartition point de vie, d’agilité et de force (sans appel à un controleur php)</text:p>
        <text:p text:style-name="P109"><text:tab/>un pour la vérification <text:s/>du pseudo unique dans la bdd (via un contrôleur php) </text:p>
        <text:p text:style-name="Text_20_body"/>
        <text:h text:style-name="P4" text:outline-level="3"><text:span text:style-name="T60">L'écran</text:span><text:span text:style-name="T39"> </text:span><text:span text:style-name="T60">principal</text:span><text:span text:style-name="T49"> </text:span><text:span text:style-name="T60">du</text:span><text:span text:style-name="T49"> </text:span><text:span text:style-name="T60">jeu</text:span><text:span text:style-name="T49"> </text:span><text:span text:style-name="T60">indique</text:span><text:span text:style-name="T63"> </text:span><text:span text:style-name="T55">:</text:span></text:h>
        <text:list xml:id="list120812729275140" text:continue-numbering="true" text:style-name="WWNum1">
          <text:list-item>
            <text:p text:style-name="P75"><text:span text:style-name="T3">le</text:span><text:span text:style-name="T10"> </text:span><text:span text:style-name="T3">rappel</text:span><text:span text:style-name="T9"> </text:span><text:span text:style-name="T3">des</text:span><text:span text:style-name="T14"> </text:span><text:span text:style-name="T3">caractéristiques</text:span><text:span text:style-name="T10"> </text:span><text:span text:style-name="T3">du</text:span><text:span text:style-name="T10"> </text:span><text:span text:style-name="T12">personnage</text:span></text:p>
          </text:list-item>
          <text:list-item>
            <text:p text:style-name="P75"><text:span text:style-name="T3">le</text:span><text:span text:style-name="T12"> </text:span><text:span text:style-name="T3">numéro</text:span><text:span text:style-name="T8"> </text:span><text:span text:style-name="T3">de</text:span><text:span text:style-name="T12"> </text:span><text:span text:style-name="T3">la</text:span><text:span text:style-name="T12"> </text:span><text:span text:style-name="T3">pièce</text:span><text:span text:style-name="T8"> </text:span><text:span text:style-name="T3">où</text:span><text:span text:style-name="T12"> </text:span><text:span text:style-name="T3">il</text:span><text:span text:style-name="T12"> </text:span><text:span text:style-name="T3">se</text:span><text:span text:style-name="T15"> </text:span><text:span text:style-name="T12">trouve</text:span></text:p>
          </text:list-item>
          <text:list-item>
            <text:p text:style-name="P85"><text:span text:style-name="T3">un</text:span><text:span text:style-name="T10"> </text:span><text:span text:style-name="T3">bouton</text:span><text:span text:style-name="T8"> </text:span><text:span text:style-name="T3">pour</text:span><text:span text:style-name="T10"> </text:span><text:span text:style-name="T3">avancer</text:span><text:span text:style-name="T9"> </text:span><text:span text:style-name="T3">dans</text:span><text:span text:style-name="T8"> </text:span><text:span text:style-name="T3">la</text:span><text:span text:style-name="T9"> </text:span><text:span text:style-name="T3">pièce</text:span><text:span text:style-name="T9"> </text:span><text:span text:style-name="T3">suivante</text:span><text:span text:style-name="T8"> </text:span><text:span text:style-name="T3">(si</text:span><text:span text:style-name="T9"> </text:span><text:span text:style-name="T3">les</text:span><text:span text:style-name="T9"> </text:span><text:span text:style-name="T3">caractéristiques</text:span><text:span text:style-name="T10"> </text:span><text:span text:style-name="T3">le</text:span><text:span text:style-name="T9"> </text:span><text:span text:style-name="T12">permettent)</text:span></text:p>
          </text:list-item>
          <text:list-item>
            <text:p text:style-name="P75"><text:span text:style-name="T3">un</text:span><text:span text:style-name="T8"> </text:span><text:span text:style-name="T3">bouton</text:span><text:span text:style-name="T15"> </text:span><text:span text:style-name="T3">pour</text:span><text:span text:style-name="T9"> </text:span><text:span text:style-name="T3">revenir</text:span><text:span text:style-name="T9"> </text:span><text:span text:style-name="T3">à</text:span><text:span text:style-name="T12"> </text:span><text:span text:style-name="T3">la</text:span><text:span text:style-name="T9"> </text:span><text:span text:style-name="T3">pièce</text:span><text:span text:style-name="T12"> précédente</text:span></text:p>
          </text:list-item>
          <text:list-item>
            <text:p text:style-name="P75"><text:span text:style-name="T3">de</text:span><text:span text:style-name="T9"> </text:span><text:span text:style-name="T3">manière</text:span><text:span text:style-name="T9"> </text:span><text:span text:style-name="T3">générale,</text:span><text:span text:style-name="T9"> </text:span><text:span text:style-name="T3">des</text:span><text:span text:style-name="T10"> </text:span><text:span text:style-name="T3">boutons</text:span><text:span text:style-name="T10"> </text:span><text:span text:style-name="T3">pour</text:span><text:span text:style-name="T12"> </text:span><text:span text:style-name="T3">les</text:span><text:span text:style-name="T8"> </text:span><text:span text:style-name="T3">actions</text:span><text:span text:style-name="T8"> </text:span><text:span text:style-name="T12">possibles</text:span></text:p>
          </text:list-item>
          <text:list-item>
            <text:p text:style-name="P71"><text:span text:style-name="T3">la liste des autres personnages se trouvant dans la pièce (cette liste est cliquable, il suffit de cliquer sur un personnage pour l'attaquer). On ne voit pas les caractéristiques des autres joueurs, et on ne voit pas les autres </text:span><text:span text:style-name="T12">pièces.</text:span></text:p>
          </text:list-item>
          <text:list-item>
            <text:p text:style-name="P72"><text:span text:style-name="T106">l'historique des actions effectuées et subies (a</text:span><text:span text:style-name="T107">ttaques effectuées, attaques subies, mouvements effectués),</text:span><text:span text:style-name="T3"> et leur impact sur les 4 paramètres du personnage (voir ci-après : points de vie, force, agilité, résistance). Des couleurs,</text:span><text:span text:style-name="T98"> </text:span><text:span text:style-name="T99">éventuellement</text:span><text:span text:style-name="T100"> </text:span><text:span text:style-name="T99">des</text:span><text:span text:style-name="T101"> </text:span><text:span text:style-name="T99">pictos,</text:span><text:span text:style-name="T101"> </text:span><text:span text:style-name="T99">permettent</text:span><text:span text:style-name="T100"> </text:span><text:span text:style-name="T99">de</text:span><text:span text:style-name="T100"> </text:span><text:span text:style-name="T99">visualiser</text:span><text:span text:style-name="T101"> </text:span><text:span text:style-name="T99">d'un</text:span><text:span text:style-name="T102"> </text:span><text:span text:style-name="T99">seul</text:span><text:span text:style-name="T101"> </text:span><text:span text:style-name="T99">coup</text:span><text:span text:style-name="T100"> </text:span><text:span text:style-name="T99">d'œil</text:span><text:span text:style-name="T98"> </text:span><text:span text:style-name="T99">les</text:span><text:span text:style-name="T98"> </text:span><text:span text:style-name="T99">différents</text:span><text:span text:style-name="T101"> </text:span><text:span text:style-name="T99">évènements,</text:span><text:span text:style-name="T101"> </text:span><text:span text:style-name="T99">en particulier les attaques subies. </text:span><text:span text:style-name="T103">(css)</text:span></text:p>
            <text:p text:style-name="P110"><text:span text:style-name="T3">Est ce que rester plus de trois secondes dans une pièce <text:s/>est un mouvement et donc doit être affiché dans l’historique des mouvement du personnage ?</text:span></text:p>
          </text:list-item>
        </text:list>
        <text:p text:style-name="P121"><text:soft-page-break/>Les<text:span text:style-name="T48"> </text:span>informations<text:span text:style-name="T48"> </text:span>qui<text:span text:style-name="T67"> </text:span>changent<text:span text:style-name="T51"> </text:span>sont<text:span text:style-name="T51"> </text:span>mises<text:span text:style-name="T48"> </text:span>à<text:span text:style-name="T67"> </text:span>jour<text:span text:style-name="T48"> </text:span>automatiquement<text:span text:style-name="T51"> </text:span>toutes<text:span text:style-name="T48"> </text:span>les<text:span text:style-name="T48"> </text:span>demi-<text:span text:style-name="T38">secondes.</text:span></text:p>
        <text:p text:style-name="P112">Se sont seulement les informations qui changent qui sont à mettre a jour ou faut il effectuer un rechargement <text:s/>entier de <text:s/>toutes les informations ? (j’opterai plutôt pour la solution un sans trop savoir comment le mettre en place)</text:p>
      </text:section>
      <text:h text:style-name="P60" text:outline-level="2"><text:span text:style-name="T29"/></text:h>
      <text:h text:style-name="P60" text:outline-level="2"><text:bookmark-start text:name="Choix d'un personnage"/><draw:custom-shape text:anchor-type="char" draw:z-index="13" draw:name="Graphic 5" draw:style-name="gr5" draw:text-style-name="P122"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Choix d'un personnage"/><text:span text:style-name="T29">CHOIX</text:span><text:span text:style-name="T30"> </text:span><text:span text:style-name="T28">D'UN</text:span><text:span text:style-name="T31"> </text:span><text:span text:style-name="T28">PERSONNAGE</text:span></text:h>
      <text:p text:style-name="P24"/>
      <text:p text:style-name="P16">Le<text:span text:style-name="T48"> </text:span>choix<text:span text:style-name="T48"> </text:span>d'un<text:span text:style-name="T51"> </text:span>personnage<text:span text:style-name="T48"> </text:span>consiste<text:span text:style-name="T44"> </text:span>à<text:span text:style-name="T51"> </text:span><text:span text:style-name="T54">:</text:span></text:p>
      <text:list xml:id="list120811858917464" text:continue-numbering="true" text:style-name="WWNum1">
        <text:list-item>
          <text:p text:style-name="P77"><text:span text:style-name="T3">choisir</text:span><text:span text:style-name="T10"> </text:span><text:span text:style-name="T3">un</text:span><text:span text:style-name="T8"> </text:span><text:span text:style-name="T3">pseudo</text:span><text:span text:style-name="T8"> </text:span><text:span text:style-name="T3">(visible</text:span><text:span text:style-name="T8"> </text:span><text:span text:style-name="T3">par</text:span><text:span text:style-name="T9"> </text:span><text:span text:style-name="T3">les</text:span><text:span text:style-name="T12"> </text:span><text:span text:style-name="T3">joueurs</text:span><text:span text:style-name="T12"> </text:span><text:span text:style-name="T3">dans</text:span><text:span text:style-name="T10"> </text:span><text:span text:style-name="T3">la</text:span><text:span text:style-name="T12"> </text:span><text:span text:style-name="T3">même</text:span><text:span text:style-name="T12"> </text:span><text:span text:style-name="T3">pièce)</text:span><text:span text:style-name="T8"> </text:span><text:span text:style-name="T3">et</text:span><text:span text:style-name="T14"> </text:span><text:span text:style-name="T3">un</text:span><text:span text:style-name="T8"> </text:span><text:span text:style-name="T3">mot</text:span><text:span text:style-name="T8"> </text:span><text:span text:style-name="T3">de</text:span><text:span text:style-name="T12"> passe</text:span></text:p>
        </text:list-item>
        <text:list-item>
          <text:p text:style-name="P75"><text:span text:style-name="T3">acquérir</text:span><text:span text:style-name="T14"> </text:span><text:span text:style-name="T3">100</text:span><text:span text:style-name="T12"> </text:span><text:span text:style-name="T3">points</text:span><text:span text:style-name="T8"> </text:span><text:span text:style-name="T3">de</text:span><text:span text:style-name="T8"> </text:span><text:span text:style-name="T3">vie</text:span><text:span text:style-name="T8"> </text:span><text:span text:style-name="T12">automatiquement</text:span></text:p>
        </text:list-item>
        <text:list-item>
          <text:p text:style-name="P74"><text:span text:style-name="T3">répartir</text:span><text:span text:style-name="T10"> </text:span><text:span text:style-name="T3">15</text:span><text:span text:style-name="T9"> </text:span><text:span text:style-name="T3">points</text:span><text:span text:style-name="T8"> </text:span><text:span text:style-name="T3">entre</text:span><text:span text:style-name="T8"> </text:span><text:span text:style-name="T3">les</text:span><text:span text:style-name="T10"> </text:span><text:span text:style-name="T3">3</text:span><text:span text:style-name="T12"> </text:span><text:span text:style-name="T3">propriétés</text:span><text:span text:style-name="T8"> </text:span><text:span text:style-name="T3">suivantes,</text:span><text:span text:style-name="T10"> </text:span><text:span text:style-name="T3">avec</text:span><text:span text:style-name="T8"> </text:span><text:span text:style-name="T3">minimum</text:span><text:span text:style-name="T10"> </text:span><text:span text:style-name="T3">3</text:span><text:span text:style-name="T12"> </text:span><text:span text:style-name="T3">points</text:span><text:span text:style-name="T8"> </text:span><text:span text:style-name="T3">et</text:span><text:span text:style-name="T9"> </text:span><text:span text:style-name="T3">maximum</text:span><text:span text:style-name="T10"> </text:span><text:span text:style-name="T3">10</text:span><text:span text:style-name="T9"> </text:span><text:span text:style-name="T3">points</text:span><text:span text:style-name="T8"> </text:span><text:span text:style-name="T3">par</text:span><text:span text:style-name="T8"> </text:span><text:span text:style-name="T3">propriété</text:span><text:span text:style-name="T8"> </text:span><text:span text:style-name="T2">:</text:span></text:p>
          <text:list>
            <text:list-item>
              <text:p text:style-name="P65"><text:span text:style-name="T3">force</text:span><text:span text:style-name="T9"> </text:span><text:span text:style-name="T3">(force</text:span><text:span text:style-name="T8"> </text:span><text:span text:style-name="T3">utilisée</text:span><text:span text:style-name="T10"> </text:span><text:span text:style-name="T3">pour</text:span><text:span text:style-name="T10"> </text:span><text:span text:style-name="T3">les</text:span><text:span text:style-name="T9"> </text:span><text:span text:style-name="T12">attaques)</text:span></text:p>
            </text:list-item>
            <text:list-item>
              <text:p text:style-name="P66"><text:span text:style-name="T3">agilité</text:span><text:span text:style-name="T9"> </text:span><text:span text:style-name="T3">(pour</text:span><text:span text:style-name="T10"> </text:span><text:span text:style-name="T3">les</text:span><text:span text:style-name="T9"> </text:span><text:span text:style-name="T3">déplacements</text:span><text:span text:style-name="T12"> </text:span><text:span text:style-name="T3">et</text:span><text:span text:style-name="T14"> </text:span><text:span text:style-name="T3">les</text:span><text:span text:style-name="T8"> </text:span><text:span text:style-name="T12">esquives)</text:span></text:p>
            </text:list-item>
            <text:list-item>
              <text:p text:style-name="P67"><text:span text:style-name="T3">résistance</text:span><text:span text:style-name="T10"> </text:span><text:span text:style-name="T3">(en</text:span><text:span text:style-name="T12"> défense)</text:span></text:p>
            </text:list-item>
          </text:list>
        </text:list-item>
      </text:list>
      <text:p text:style-name="P25"/>
      <text:p text:style-name="P16">A<text:span text:style-name="T69"> </text:span>tout<text:span text:style-name="T70"> </text:span>moment,<text:span text:style-name="T71"> </text:span>en<text:span text:style-name="T70"> </text:span>fonction<text:span text:style-name="T70"> </text:span>de<text:span text:style-name="T69"> </text:span>ses<text:span text:style-name="T70"> </text:span>propriétés<text:span text:style-name="T72"> </text:span>et<text:span text:style-name="T72"> </text:span>des<text:span text:style-name="T72"> </text:span>règles<text:span text:style-name="T72"> </text:span>du<text:span text:style-name="T72"> </text:span>jeu,<text:span text:style-name="T69"> </text:span>le<text:span text:style-name="T69"> </text:span>joueur<text:span text:style-name="T69"> </text:span>à<text:span text:style-name="T69"> </text:span>accès<text:span text:style-name="T72"> </text:span>aux<text:span text:style-name="T72"> </text:span>actions<text:span text:style-name="T72"> </text:span>suivantes<text:span text:style-name="T73"> </text:span>(<text:span text:style-name="T105">donc</text:span><text:span text:style-name="T104"> </text:span><text:span text:style-name="T105">les actions ne sont visibles que si elles sont possibles</text:span><text:span text:style-name="T75">)</text:span></text:p>
      <text:list xml:id="list120812276623088" text:continue-numbering="true" text:style-name="WWNum1">
        <text:list-item>
          <text:p text:style-name="P78"><text:span text:style-name="T3">avancer</text:span><text:span text:style-name="T10"> </text:span><text:span text:style-name="T3">dans</text:span><text:span text:style-name="T12"> </text:span><text:span text:style-name="T3">la</text:span><text:span text:style-name="T9"> </text:span><text:span text:style-name="T3">pièce</text:span><text:span text:style-name="T12"> suivante</text:span></text:p>
        </text:list-item>
        <text:list-item>
          <text:p text:style-name="P79">reculer</text:p>
        </text:list-item>
        <text:list-item>
          <text:p text:style-name="P87"><text:span text:style-name="T3">attaquer</text:span><text:span text:style-name="T9"> </text:span><text:span text:style-name="T3">un</text:span><text:span text:style-name="T10"> </text:span><text:span text:style-name="T3">personnage</text:span><text:span text:style-name="T9"> </text:span><text:span text:style-name="T3">dans</text:span><text:span text:style-name="T14"> </text:span><text:span text:style-name="T3">la</text:span><text:span text:style-name="T9"> </text:span><text:span text:style-name="T3">même</text:span><text:span text:style-name="T10"> </text:span><text:span text:style-name="T3">pièce</text:span><text:span text:style-name="T9"> </text:span><text:span text:style-name="T3">(en</text:span><text:span text:style-name="T10"> </text:span><text:span text:style-name="T3">cliquant</text:span><text:span text:style-name="T10"> </text:span><text:span text:style-name="T3">sur</text:span><text:span text:style-name="T9"> </text:span><text:span text:style-name="T3">le</text:span><text:span text:style-name="T10"> </text:span><text:span text:style-name="T12">personnage)</text:span></text:p>
        </text:list-item>
        <text:list-item>
          <text:p text:style-name="P74"><text:span text:style-name="T3">transformer</text:span><text:span text:style-name="T16"> </text:span><text:span text:style-name="T3">un</text:span><text:span text:style-name="T9"> </text:span><text:span text:style-name="T3">point</text:span><text:span text:style-name="T8"> </text:span><text:span text:style-name="T3">de</text:span><text:span text:style-name="T9"> </text:span><text:span text:style-name="T3">force</text:span><text:span text:style-name="T8"> </text:span><text:span text:style-name="T3">en</text:span><text:span text:style-name="T9"> </text:span><text:span text:style-name="T3">point</text:span><text:span text:style-name="T9"> </text:span><text:span text:style-name="T3">de</text:span><text:span text:style-name="T12"> </text:span><text:span text:style-name="T3">résistance</text:span><text:span text:style-name="T8"> </text:span><text:span text:style-name="T3">ou</text:span><text:span text:style-name="T15"> </text:span><text:span text:style-name="T12">réciproquement.</text:span></text:p>
        </text:list-item>
        <text:list-item>
          <text:p text:style-name="P74"><text:span text:style-name="T12"/></text:p>
        </text:list-item>
      </text:list>
      <text:p text:style-name="P86"><text:span text:style-name="T12">Donc on ne peut attaquer que les <text:s/>personnages dont on est sur de gagner le combat ?</text:span></text:p>
      <text:p text:style-name="Text_20_body"/>
      <text:h text:style-name="Heading_20_1" text:outline-level="2"><text:bookmark-start text:name="Transformer un point (force ou résistanc"/><draw:custom-shape text:anchor-type="char" draw:z-index="7" draw:name="Graphic 6" draw:style-name="gr6" draw:text-style-name="P122"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Transformer un point (force ou résistanc"/><text:span text:style-name="T32">TRANSFORMER</text:span><text:span text:style-name="T31"> </text:span><text:span text:style-name="T26">UN</text:span><text:span text:style-name="T33"> </text:span><text:span text:style-name="T29">POINT</text:span><text:span text:style-name="T34"> </text:span><text:span text:style-name="T35">(FORCE</text:span><text:span text:style-name="T33"> </text:span><text:span text:style-name="T26">OU</text:span><text:span text:style-name="T34"> </text:span><text:span text:style-name="T29">RÉSISTANCE)</text:span></text:h>
      <text:p text:style-name="P24"/>
      <text:p text:style-name="P26">La<text:span text:style-name="T48"> </text:span>transformation<text:span text:style-name="T51"> </text:span>d’un<text:span text:style-name="T51"> </text:span>point<text:span text:style-name="T51"> </text:span>de<text:span text:style-name="T48"> </text:span>force<text:span text:style-name="T51"> </text:span>en<text:span text:style-name="T51"> </text:span>point<text:span text:style-name="T51"> </text:span>de<text:span text:style-name="T48"> </text:span>résistance,<text:span text:style-name="T48"> </text:span>ou<text:span text:style-name="T44"> </text:span>réciproquement,<text:span text:style-name="T48"> </text:span>consomme<text:span text:style-name="T48"> </text:span>3<text:span text:style-name="T51"> </text:span>points<text:span text:style-name="T48"> </text:span>d’agilité. Cela ne permet pas de dépasser 15 points de force ou 15 points de résistance.</text:p>
      <text:p text:style-name="Text_20_body"/>
      <text:h text:style-name="P35" text:outline-level="2"><text:bookmark-start text:name="Déplacements"/><draw:custom-shape text:anchor-type="char" draw:z-index="6" draw:name="Graphic 7" draw:style-name="gr6" draw:text-style-name="P122"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Déplacements"/>DÉPLACEMENTS</text:h>
      <text:p text:style-name="P24"/>
      <text:h text:style-name="Heading_20_2" text:outline-level="3"><text:span text:style-name="T60">Déplacement</text:span><text:span text:style-name="T49"> </text:span><text:span text:style-name="T60">vers</text:span><text:span text:style-name="T45"> </text:span><text:span text:style-name="T60">l'avant</text:span><text:span text:style-name="T45"> </text:span><text:span text:style-name="T56">:</text:span></text:h>
      <text:p text:style-name="P17">Un<text:span text:style-name="T38"> </text:span>déplacement<text:span text:style-name="T44"> </text:span>vers<text:span text:style-name="T38"> </text:span>l'avant<text:span text:style-name="T44"> </text:span>(dans<text:span text:style-name="T48"> </text:span>la<text:span text:style-name="T38"> </text:span>pièce<text:span text:style-name="T44"> </text:span>suivante<text:span text:style-name="T44"> </text:span>ou<text:span text:style-name="T44"> </text:span>la<text:span text:style-name="T38"> </text:span>zone<text:span text:style-name="T38"> </text:span>de<text:span text:style-name="T38"> </text:span>sortie)<text:span text:style-name="T44"> </text:span>consomme<text:span text:style-name="T44"> </text:span>des<text:span text:style-name="T38"> </text:span>points<text:span text:style-name="T38"> </text:span>d'agilité<text:span text:style-name="T38"> </text:span>:<text:span text:style-name="T44"> </text:span>il<text:span text:style-name="T38"> </text:span>faut<text:span text:style-name="T44"> </text:span>autant<text:span text:style-name="T44"> </text:span>de points d'agilité que le numéro de la pièce à atteindre, et 10 points pour passer dans la zone de sortie.</text:p>
      <text:p text:style-name="P17">Si<text:span text:style-name="T51"> </text:span>on<text:span text:style-name="T47"> </text:span>n'a<text:span text:style-name="T38"> </text:span>pas<text:span text:style-name="T38"> </text:span>assez<text:span text:style-name="T47"> </text:span>de<text:span text:style-name="T44"> </text:span>points<text:span text:style-name="T44"> </text:span>d'agilité,<text:span text:style-name="T48"> </text:span>on<text:span text:style-name="T44"> </text:span>n'a<text:span text:style-name="T48"> </text:span>pas<text:span text:style-name="T48"> </text:span>accès<text:span text:style-name="T38"> </text:span>à<text:span text:style-name="T38"> </text:span>la<text:span text:style-name="T48"> </text:span>pièce<text:span text:style-name="T38"> suivante</text:span></text:p>
      <text:p text:style-name="P27"/>
      <text:h text:style-name="P5" text:outline-level="3"><text:span text:style-name="T60">Déplacement</text:span><text:span text:style-name="T49"> </text:span><text:span text:style-name="T60">vers</text:span><text:span text:style-name="T49"> </text:span><text:span text:style-name="T60">l'arrière</text:span><text:span text:style-name="T52"> </text:span><text:span text:style-name="T56">:</text:span></text:h>
      <text:p text:style-name="P28">Un déplacement vers l'arrière (dans la pièce précédente ou la zone d'entrée) est toujours possible et ne consomme pas de points d'agilité. On peut le faire même avec zéro point d'agilité.</text:p>
      <text:p text:style-name="P17">On<text:span text:style-name="T38"> </text:span>gagne<text:span text:style-name="T38"> </text:span>alors<text:span text:style-name="T44"> </text:span>en<text:span text:style-name="T44"> </text:span>points<text:span text:style-name="T38"> </text:span>de<text:span text:style-name="T44"> </text:span>vie<text:span text:style-name="T44"> </text:span>le<text:span text:style-name="T38"> </text:span>numéro<text:span text:style-name="T44"> </text:span>de<text:span text:style-name="T44"> </text:span>la<text:span text:style-name="T38"> </text:span>pièce<text:span text:style-name="T38"> atteinte.</text:span></text:p>
      <text:p text:style-name="P29"/>
      <text:h text:style-name="P61" text:outline-level="2"><text:bookmark-start text:name="Rester dans une pièce sans rien faire"/><draw:custom-shape text:anchor-type="char" draw:z-index="1" draw:name="Graphic 8" draw:style-name="gr6" draw:text-style-name="P122"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ester dans une pièce sans rien faire"/><text:span text:style-name="T35">RESTER</text:span><text:span text:style-name="T33"> </text:span><text:span text:style-name="T28">DANS</text:span><text:span text:style-name="T33"> </text:span><text:span text:style-name="T26">UNE</text:span><text:span text:style-name="T36"> </text:span><text:span text:style-name="T29">PIÈCE</text:span><text:span text:style-name="T33"> </text:span><text:span text:style-name="T28">SANS</text:span><text:span text:style-name="T33"> </text:span><text:span text:style-name="T29">RIEN</text:span><text:span text:style-name="T36"> </text:span><text:span text:style-name="T37">FAIRE</text:span></text:h>
      <text:p text:style-name="P116"/>
      <text:p text:style-name="P118">Si<text:span text:style-name="T44"> </text:span>on<text:span text:style-name="T38"> </text:span>reste<text:span text:style-name="T44"> </text:span>dans<text:span text:style-name="T44"> </text:span>une<text:span text:style-name="T48"> </text:span>pièce<text:span text:style-name="T44"> </text:span>sans<text:span text:style-name="T44"> </text:span>rien<text:span text:style-name="T48"> </text:span>faire<text:span text:style-name="T44"> </text:span>(sans<text:span text:style-name="T51"> </text:span>attaquer)<text:span text:style-name="T48"> </text:span>pendant<text:span text:style-name="T48"> </text:span>3<text:span text:style-name="T48"> </text:span>secondes,<text:span text:style-name="T51"> </text:span>on<text:span text:style-name="T48"> </text:span>récupère<text:span text:style-name="T44"> </text:span>1<text:span text:style-name="T48"> </text:span>point<text:span text:style-name="T48"> </text:span>d'agilité. Cela ne s'applique pas à la zone d'entrée.</text:p>
      <text:p text:style-name="P119">Attention<text:span text:style-name="T67"> </text:span>:<text:span text:style-name="T48"> </text:span>les<text:span text:style-name="T48"> </text:span>points<text:span text:style-name="T48"> </text:span>d'agilité<text:span text:style-name="T48"> </text:span>sont<text:span text:style-name="T51"> </text:span>plafonnés<text:span text:style-name="T67"> </text:span>à<text:span text:style-name="T51"> </text:span>15<text:span text:style-name="T44"> </text:span><text:span text:style-name="T54">!</text:span></text:p>
      <text:p text:style-name="P119"/>
      <text:p text:style-name="P108"><text:span text:style-name="T94">(</text:span>Donc, il gagne ses points d'agilité aussi (ce qui veut dire que le gain des points ne peut pas être associé à des déclenchements de contrôleurs par Ajax ou des clics). Une astuce est donc de stocker dans la base de données la date/heure de la dernière comptabilisation des points, et que dés que l'on charge le personnage (parce qu'il est attaqué <text:s/>par exemple), on mette à jour ses points d'agilité gagnés et cette date/here <text:s/><text:span text:style-name="T92">)</text:span></text:p>
      <text:p text:style-name="P108"><text:soft-page-break/><text:span text:style-name="T85"/></text:p>
      <text:p text:style-name="P108"><text:bookmark-start text:name="Attaquer"/><draw:custom-shape text:anchor-type="char" draw:z-index="2" draw:name="Graphic 9" draw:style-name="gr6" draw:text-style-name="P122"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Attaquer"/><text:span text:style-name="T85">ATTAQUER </text:span><text:span text:style-name="T97">(voir page suivante avec explication)</text:span></text:p>
      <text:p text:style-name="P24"/>
      <text:p text:style-name="P19">Lorsqu'on<text:span text:style-name="T44"> </text:span>clique<text:span text:style-name="T51"> </text:span>sur<text:span text:style-name="T51"> </text:span>un<text:span text:style-name="T51"> </text:span>personnage<text:span text:style-name="T51"> </text:span>(donc<text:span text:style-name="T44"> </text:span>présent<text:span text:style-name="T44"> </text:span>dans<text:span text:style-name="T67"> </text:span>la<text:span text:style-name="T48"> </text:span>même<text:span text:style-name="T48"> </text:span>pièce),<text:span text:style-name="T67"> </text:span>cela<text:span text:style-name="T44"> </text:span>signifie<text:span text:style-name="T48"> </text:span>qu'on<text:span text:style-name="T44"> </text:span><text:span text:style-name="T38">l'attaque.</text:span></text:p>
      <text:p text:style-name="P22">L'attaque est alors automatique, et se fait avec une force déterminée et que l'on ne peut pas choisir (cette force d’attaque<text:span text:style-name="T44"> </text:span>est<text:span text:style-name="T48"> </text:span>utilisée<text:span text:style-name="T44"> </text:span>pour<text:span text:style-name="T44"> </text:span>déterminer<text:span text:style-name="T44"> </text:span>le<text:span text:style-name="T44"> </text:span>déroulement<text:span text:style-name="T48"> </text:span>du<text:span text:style-name="T38"> </text:span>combat,<text:span text:style-name="T44"> </text:span>voir<text:span text:style-name="T44"> </text:span>chapitre<text:span text:style-name="T44"> </text:span>suivant) :<text:span text:style-name="T44"> </text:span>la<text:span text:style-name="T44"> </text:span>force<text:span text:style-name="T44"> </text:span>de<text:span text:style-name="T38"> </text:span>l’attaque<text:span text:style-name="T44"> </text:span>est<text:span text:style-name="T38"> </text:span>la<text:span text:style-name="T44"> </text:span>force de l’attaquant.</text:p>
      <text:p text:style-name="P22"/>
      <text:p text:style-name="P53">Si<text:span text:style-name="T51"> </text:span>l’adversaire<text:span text:style-name="T44"> </text:span>esquive<text:span text:style-name="T38"> </text:span>et<text:span text:style-name="T48"> </text:span>que<text:span text:style-name="T48"> </text:span>l’on<text:span text:style-name="T47"> </text:span>a<text:span text:style-name="T51"> </text:span>10<text:span text:style-name="T44"> </text:span>points<text:span text:style-name="T44"> </text:span>de<text:span text:style-name="T48"> </text:span>force<text:span text:style-name="T38"> </text:span>ou<text:span text:style-name="T48"> </text:span>plus,<text:span text:style-name="T44"> </text:span>un<text:span text:style-name="T47"> </text:span>point<text:span text:style-name="T48"> </text:span>de<text:span text:style-name="T44"> </text:span>force<text:span text:style-name="T44"> </text:span>devient<text:span text:style-name="T48"> </text:span>un<text:span text:style-name="T44"> </text:span>point<text:span text:style-name="T48"> </text:span>de<text:span text:style-name="T38"> résistance.</text:span></text:p>
      <text:p text:style-name="P50">Si<text:span text:style-name="T44"> </text:span>on<text:span text:style-name="T47"> </text:span>gagne<text:span text:style-name="T44"> </text:span>le<text:span text:style-name="T38"> </text:span>combat,<text:span text:style-name="T38"> </text:span>on<text:span text:style-name="T44"> </text:span>récupère<text:span text:style-name="T38"> </text:span>un<text:span text:style-name="T44"> </text:span>point<text:span text:style-name="T44"> </text:span>d'agilité<text:span text:style-name="T38"> </text:span>(ça<text:span text:style-name="T38"> </text:span>motive<text:span text:style-name="T44"> </text:span>!<text:span text:style-name="T44"> </text:span>),<text:span text:style-name="T38"> </text:span>ou<text:span text:style-name="T44"> </text:span>un<text:span text:style-name="T47"> </text:span>point<text:span text:style-name="T44"> </text:span>de<text:span text:style-name="T44"> </text:span>vie<text:span text:style-name="T38"> </text:span>si<text:span text:style-name="T48"> </text:span>on<text:span text:style-name="T48"> </text:span>a<text:span text:style-name="T48"> </text:span>déjà<text:span text:style-name="T48"> </text:span>15<text:span text:style-name="T44"> </text:span>points<text:span text:style-name="T38"> d'agilité.</text:span></text:p>
      <text:p text:style-name="P56">Si on gagne le combat et que en plus l'on tue l'adversaire, on récupère en plus les points de vie qui lui restaient juste avant le combat.</text:p>
      <text:p text:style-name="P20">Si<text:span text:style-name="T44"> </text:span>on<text:span text:style-name="T47"> </text:span>perd<text:span text:style-name="T47"> </text:span>le<text:span text:style-name="T38"> </text:span>combat<text:span text:style-name="T44"> </text:span>:<text:span text:style-name="T44"> </text:span>on<text:span text:style-name="T47"> </text:span>perd<text:span text:style-name="T47"> </text:span>1<text:span text:style-name="T44"> </text:span>point<text:span text:style-name="T44"> </text:span>de<text:span text:style-name="T38"> </text:span><text:span text:style-name="T48">vie.</text:span></text:p>
      <text:p text:style-name="P29"/>
      <text:h text:style-name="P62" text:outline-level="2"><text:bookmark-start text:name="Subir une attaque"/><draw:custom-shape text:anchor-type="char" draw:z-index="3" draw:name="Graphic 10" draw:style-name="gr6" draw:text-style-name="P122"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Subir une attaque"/><text:span text:style-name="T29">SUBIR</text:span><text:span text:style-name="T27"> </text:span><text:span text:style-name="T26">UNE</text:span><text:span text:style-name="T27"> </text:span><text:span text:style-name="T28">ATTAQUE </text:span><text:span text:style-name="T97">(voir page suivante avec explication)</text:span></text:h>
      <text:p text:style-name="P24"/>
      <text:p text:style-name="P48">Lorsque<text:span text:style-name="T51"> </text:span>l'on<text:span text:style-name="T51"> </text:span>subit<text:span text:style-name="T51"> </text:span>une<text:span text:style-name="T48"> </text:span>attaque<text:span text:style-name="T51"> </text:span>d'une<text:span text:style-name="T48"> </text:span>certaine<text:span text:style-name="T48"> </text:span>force,<text:span text:style-name="T48"> </text:span>on<text:span text:style-name="T51"> </text:span>se<text:span text:style-name="T48"> </text:span>défend,<text:span text:style-name="T48"> </text:span>voire<text:span text:style-name="T48"> </text:span>on<text:span text:style-name="T44"> </text:span>riposte. On peut donc subir une attaque alors même que l'on n'est pas connecté.</text:p>
      <text:p text:style-name="P49">Cette<text:span text:style-name="T51"> </text:span>opération<text:span text:style-name="T67"> </text:span>est<text:span text:style-name="T67"> </text:span>automatique<text:span text:style-name="T51"> </text:span><text:span text:style-name="T75">(et</text:span><text:span text:style-name="T68"> </text:span><text:span text:style-name="T75">apparaît</text:span><text:span text:style-name="T68"> </text:span><text:span text:style-name="T75">dans</text:span><text:span text:style-name="T74"> </text:span><text:span text:style-name="T75">l'historique</text:span><text:span text:style-name="T74"> </text:span><text:span text:style-name="T75">de</text:span><text:span text:style-name="T68"> </text:span><text:span text:style-name="T40">l'utilisateur).</text:span></text:p>
      <text:p text:style-name="P90"/>
      <text:p text:style-name="P51"><text:span text:style-name="T61">Condition 1 :</text:span><text:span text:style-name="T60">Si notre agilité dépasse la force d'attaque d'au moins 3 points</text:span><text:span text:style-name="T64">, on esquive. Personne n'a alors gagné ou perdu le combat, et on perd 1 point d'agilité.</text:span></text:p>
      <text:p text:style-name="P40"/>
      <text:p text:style-name="P40"/>
      <text:p text:style-name="P54"><text:span text:style-name="T61">sinon </text:span><text:span text:style-name="T60">c</text:span><text:span text:style-name="T61">ondition 2 : </text:span><text:span text:style-name="T60">Si notre force est supérieure strictement à celle de l'attaque</text:span><text:span text:style-name="T64">, on riposte : voir ci-après la riposte. On gagne le combat et un point de vie </text:span><text:span text:style-name="T66">- </text:span><text:span text:style-name="T64">si on gagne la riposte, on perd le combat et 2 points de vie - si on perd la riposte.</text:span></text:p>
      <text:p text:style-name="P40"/>
      <text:p text:style-name="P55"><text:span text:style-name="T61">Condition 3 : </text:span><text:span text:style-name="T60">Sinon</text:span><text:span text:style-name="T64">, on se défend : si notre résistance est supérieure ou égale à la force de l'attaque, on gagne le combat, si elle est inférieure, on le perd et on perd en points de vie la différence entre notre résistance et la force de l'attaque.</text:span></text:p>
      <text:p text:style-name="P52"/>
      <text:h text:style-name="P63" text:outline-level="2"><text:bookmark-start text:name="Riposte"/><draw:custom-shape text:anchor-type="char" draw:z-index="4" draw:name="Graphic 11" draw:style-name="gr6" draw:text-style-name="P122"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iposte"/>RIPOSTE <text:span text:style-name="T96">(voir page suivante avec explication)</text:span></text:h>
      <text:p text:style-name="P24"/>
      <text:p text:style-name="P19">La<text:span text:style-name="T67"> </text:span>riposte<text:span text:style-name="T51"> </text:span>fonctionne<text:span text:style-name="T51"> </text:span>comme<text:span text:style-name="T51"> </text:span>une<text:span text:style-name="T67"> </text:span>attaque,<text:span text:style-name="T51"> </text:span>mais<text:span text:style-name="T51"> </text:span>est<text:span text:style-name="T67"> </text:span>déclenchée<text:span text:style-name="T67"> </text:span><text:span text:style-name="T38">automatiquement.</text:span></text:p>
      <text:p text:style-name="P23">On attaque alors notre attaquant avec toute notre force disponible, et notre attaquant applique les règles "subir une <text:span text:style-name="T38">attaque".</text:span></text:p>
      <text:p text:style-name="P113"><text:span text:style-name="T89">Déroulement </text:span><text:span text:style-name="T90">pour déterminer qui gagne le combat et </text:span><text:span text:style-name="T91">affecter les points</text:span></text:p>
      <text:p text:style-name="P47"/>
      <text:p text:style-name="P94">Pramétres : </text:p>
      <text:p text:style-name="P42">- les caractéristiques de l’attaquant</text:p>
      <text:p text:style-name="P42">- les caractéristique de l’adversaire</text:p>
      <text:p text:style-name="P42"/>
      <text:p text:style-name="P44"><text:span text:style-name="T88">C</text:span>ondition 1 : <text:span text:style-name="T88">ESQUIVE</text:span>: si <text:span text:style-name="T88">l’</text:span>agilité de l’adversaire dépasse la force <text:span text:style-name="T88">de </text:span>l’attaquant d'au moins 3 points</text:p>
      <text:p text:style-name="P37"/>
      <text:p text:style-name="P37"><text:tab/>si condition 1 vrai <text:span text:style-name="T75">personne n’a gagné</text:span> et l<text:span text:style-name="T60">e combat s’arrête</text:span><text:span text:style-name="T64"> <text:s/></text:span><text:span text:style-name="T66">(le calcul des points est opéré)</text:span></text:p>
      <text:p text:style-name="P95"/>
      <text:p text:style-name="P57"><text:tab/><text:tab/>adversaire perd un point d’agilité</text:p>
      <text:p text:style-name="P99"><text:tab/><text:tab/>attaquant : si pt de force égale ou sup à 10 alors 1 pt de force devient 1 point de résistance</text:p>
      <text:p text:style-name="P99"/>
      <text:p text:style-name="P37"><text:span text:style-name="T64"><text:tab/>si</text:span><text:span text:style-name="T66">non</text:span><text:span text:style-name="T64"> condition 1 non validée : pas d’esquive et </text:span><text:span text:style-name="T60">le combat continue </text:span><text:span text:style-name="T62">pour déterminer si il y une riposte</text:span><text:span text:style-name="T60">.</text:span></text:p>
      <text:p text:style-name="P37"/>
      <text:p text:style-name="P37"><text:tab/><text:tab/><text:span text:style-name="T84">C</text:span><text:span text:style-name="T82">ondition 2 : </text:span><text:span text:style-name="T83">RIPOSTE </text:span><text:span text:style-name="T82">: <text:s/>si la force de l’adversaire <text:s/>est supérieure strictement à celle de l'attaquant</text:span></text:p>
      <text:p text:style-name="P36"><text:tab/><text:tab/><text:tab/></text:p>
      <text:p text:style-name="P36"><text:tab/><text:tab/><text:tab/>si condition 2 vrai l’<text:span text:style-name="T75">adversaire riposte </text:span><text:span text:style-name="T60">et le combat continue</text:span></text:p>
      <text:p text:style-name="P36"><text:tab/><text:tab/><text:tab/><text:tab/>reprise procédure combat <text:span text:style-name="T88">à la condition 1 pour déterminer </text:span><text:s/><text:span text:style-name="T88">qui gagne <text:s/>la <text:tab/><text:tab/><text:tab/><text:tab/>riposte </text:span><text:span text:style-name="T92">donc le combat </text:span><text:span text:style-name="T88">avec : </text:span></text:p>
      <text:p text:style-name="P36"><text:span text:style-name="T88"><text:tab/><text:tab/><text:tab/><text:tab/><text:tab/>L’</text:span>attaquant <text:span text:style-name="T88">A devient l’</text:span>adversaire <text:span text:style-name="T88">A</text:span></text:p>
      <text:p text:style-name="P36"><text:span text:style-name="T88"><text:tab/><text:tab/><text:tab/><text:tab/><text:tab/>L’</text:span>adversaire <text:span text:style-name="T88">B devient l’</text:span>attaquant <text:span text:style-name="T88">B</text:span></text:p>
      <text:p text:style-name="P36"/>
      <text:p text:style-name="P37"><text:tab/><text:tab/><text:tab/><text:tab/><text:span text:style-name="T88">Le résultat détermine le gagnant de la riposte et donc du combat qui</text:span><text:span text:style-name="T62"> s’arrête</text:span></text:p>
      <text:p text:style-name="P38"><text:tab/><text:tab/><text:tab/><text:tab/>(le calcul des points est opéré)</text:p>
      <text:p text:style-name="P38"><text:tab/><text:tab/><text:tab/><text:tab/><text:tab/>si <text:span text:style-name="T75">attaquant initiale </text:span>gagne la riposte :</text:p>
      <text:p text:style-name="P38"/>
      <text:p text:style-name="P38"><text:tab/><text:tab/><text:tab/><text:tab/><text:tab/><text:tab/>l<text:span text:style-name="T87">’adversaire perd 2 points de vi</text:span><text:span text:style-name="T64">e </text:span></text:p>
      <text:p text:style-name="P38"><text:tab/><text:tab/><text:tab/><text:tab/><text:tab/><text:tab/><text:span text:style-name="T86">l’attaquant gagne un pt d’agilité ou un pt de vie si l’attaquant à déjà <text:tab/><text:tab/><text:tab/><text:tab/><text:tab/><text:tab/>15 points d’agilité</text:span></text:p>
      <text:p text:style-name="P39"><text:tab/><text:tab/><text:tab/><text:tab/><text:tab/><text:tab/>l’attaquant gagne les points de vie de l’adversaire si il le tue</text:p>
      <text:p text:style-name="P39"><text:tab/><text:tab/><text:tab/><text:tab/><text:tab/><text:tab/></text:p>
      <text:p text:style-name="P38"><text:tab/><text:tab/><text:tab/><text:tab/><text:tab/>si <text:span text:style-name="T75">adversaire initiale</text:span> gagne la riposte  :</text:p>
      <text:p text:style-name="P38"/>
      <text:p text:style-name="P38"><text:tab/><text:tab/><text:tab/><text:tab/><text:tab/><text:tab/><text:span text:style-name="T86">l’adversaire gagne un point de vie</text:span></text:p>
      <text:p text:style-name="P39"><text:tab/><text:tab/><text:tab/><text:tab/><text:tab/><text:tab/>l’attaquant perd un point de vie</text:p>
      <text:p text:style-name="P91"><text:tab/><text:tab/></text:p>
      <text:p text:style-name="P37"><text:tab/><text:tab/><text:tab/>si<text:span text:style-name="T88">non</text:span> condition 2 non validé <text:span text:style-name="T75">l’adversaire se défend</text:span> <text:span text:style-name="T60">et le combat continue </text:span><text:span text:style-name="T62">pour déterminer les </text:span><text:span text:style-name="T66"><text:tab/><text:tab/><text:tab/></text:span><text:span text:style-name="T62">conditions de défenses</text:span></text:p>
      <text:p text:style-name="P37"><text:tab/><text:tab/></text:p>
      <text:p text:style-name="P37"><text:tab/><text:tab/><text:tab/><text:span text:style-name="T76">C</text:span><text:span text:style-name="T75">ondition 3 : </text:span><text:span text:style-name="T76">DEFENCE : </text:span><text:span text:style-name="T65">si la résistance de l’adversaire est supérieure ou égale à la force de <text:tab/><text:tab/><text:tab/>l'attaque</text:span></text:p>
      <text:p text:style-name="P41"><text:tab/><text:tab/></text:p>
      <text:p text:style-name="P41"><text:tab/><text:tab/><text:tab/><text:tab/>si condition 3 vrai  <text:span text:style-name="T60">le combat s’arrête avec :</text:span></text:p>
      <text:p text:style-name="P42"><text:tab/><text:tab/><text:tab/><text:tab/><text:tab/><text:span text:style-name="T88">l’adversaire gagne le combat (ou la riposte si procédure riposte)</text:span></text:p>
      <text:p text:style-name="P42"><text:tab/><text:tab/><text:tab/><text:tab/><text:tab/><text:tab/><text:span text:style-name="T88">l’adversaire gagne : rien</text:span></text:p>
      <text:p text:style-name="P39"><text:tab/><text:tab/><text:tab/><text:tab/><text:tab/><text:tab/>l’attaquant perd un point de vie</text:p>
      <text:p text:style-name="P39"/>
      <text:p text:style-name="P41"><text:tab/><text:tab/><text:tab/><text:tab/>si <text:span text:style-name="T88">non </text:span>condition <text:s/>non validé <text:span text:style-name="T60">le combat s’arrête </text:span>avec :</text:p>
      <text:p text:style-name="P43"><text:tab/><text:tab/><text:tab/><text:tab/><text:tab/>l’adversaire perd le combat (ou la riposte si procédure riposte)</text:p>
      <text:p text:style-name="P43"><text:tab/><text:tab/><text:tab/><text:tab/><text:tab/><text:tab/>l’adversaire perd en points de vie la différence entre les pt de <text:tab/><text:tab/><text:tab/><text:tab/><text:tab/><text:tab/><text:tab/>résistance de l’adversaire et les pt de force de l’attaquant</text:p>
      <text:p text:style-name="P58"><text:tab/><text:tab/><text:tab/><text:tab/><text:tab/><text:tab/>l’attaquant gagne un pt d’agilité ou un pt de vie si l’attaquant à <text:tab/><text:tab/><text:tab/><text:tab/><text:tab/><text:tab/>déjà 15 points d’agilité</text:p>
      <text:p text:style-name="P39"><text:tab/><text:tab/><text:tab/><text:tab/><text:tab/><text:tab/>l’attaquant gagne les points de vie de l’adversaire si il le tue</text:p>
      <text:p text:style-name="P45"/>
      <text:p text:style-name="P45"/>
      <text:p text:style-name="P114">Scénario </text:p>
      <text:p text:style-name="P115"/>
      <text:p text:style-name="P7">Exemple 1 <text:span text:style-name="T88">(avec esquive)</text:span></text:p>
      <text:p text:style-name="P44"/>
      <table:table table:name="Tableau3" table:style-name="Tableau3">
        <table:table-column table:style-name="Tableau3.A" table:number-columns-repeated="2"/>
        <table:table-column table:style-name="Tableau3.C"/>
        <table:table-column table:style-name="Tableau3.D"/>
        <table:table-column table:style-name="Tableau3.A"/>
        <table:table-row>
          <table:table-cell table:style-name="Tableau3.A1" office:value-type="string">
            <text:p text:style-name="P7"/>
          </table:table-cell>
          <table:table-cell table:style-name="Tableau3.A1" office:value-type="string">
            <text:p text:style-name="P8">Attaquant <text:span text:style-name="T88">A</text:span></text:p>
          </table:table-cell>
          <table:table-cell table:style-name="Tableau3.A1" office:value-type="string">
            <text:p text:style-name="P8">MAJ <text:s/>points</text:p>
          </table:table-cell>
          <table:table-cell table:style-name="Tableau3.A1" office:value-type="string">
            <text:p text:style-name="P8">Adversaire <text:span text:style-name="T88">B</text:span></text:p>
          </table:table-cell>
          <table:table-cell table:style-name="Tableau3.E1" office:value-type="string">
            <text:p text:style-name="P8">MAJ <text:s/>points</text:p>
          </table:table-cell>
        </table:table-row>
        <table:table-row>
          <table:table-cell table:style-name="Tableau3.A2" office:value-type="string">
            <text:p text:style-name="P9">Pt vie</text:p>
          </table:table-cell>
          <table:table-cell table:style-name="Tableau3.A2" office:value-type="string">
            <text:p text:style-name="P10"/>
          </table:table-cell>
          <table:table-cell table:style-name="Tableau3.A2" office:value-type="string">
            <text:p text:style-name="P10"/>
          </table:table-cell>
          <table:table-cell table:style-name="Tableau3.A2" office:value-type="string">
            <text:p text:style-name="P10"/>
          </table:table-cell>
          <table:table-cell table:style-name="Tableau3.E2" office:value-type="string">
            <text:p text:style-name="P10"/>
          </table:table-cell>
        </table:table-row>
        <table:table-row>
          <table:table-cell table:style-name="Tableau3.A2" office:value-type="string">
            <text:p text:style-name="P9">Pt force</text:p>
          </table:table-cell>
          <table:table-cell table:style-name="Tableau3.A2" office:value-type="string">
            <text:p text:style-name="P8">10</text:p>
          </table:table-cell>
          <table:table-cell table:style-name="Tableau3.A2" office:value-type="string">
            <text:p text:style-name="P8">-<text:span text:style-name="T88">1</text:span></text:p>
          </table:table-cell>
          <table:table-cell table:style-name="Tableau3.A2" office:value-type="string">
            <text:p text:style-name="P8"/>
          </table:table-cell>
          <table:table-cell table:style-name="Tableau3.E2" office:value-type="string">
            <text:p text:style-name="P8"/>
          </table:table-cell>
        </table:table-row>
        <table:table-row>
          <table:table-cell table:style-name="Tableau3.A2" office:value-type="string">
            <text:p text:style-name="P9">Pt <text:s/>agilité</text:p>
          </table:table-cell>
          <table:table-cell table:style-name="Tableau3.A2" office:value-type="string">
            <text:p text:style-name="P8"/>
          </table:table-cell>
          <table:table-cell table:style-name="Tableau3.A2" office:value-type="string">
            <text:p text:style-name="P8"/>
          </table:table-cell>
          <table:table-cell table:style-name="Tableau3.A2" office:value-type="string">
            <text:p text:style-name="P8">25 </text:p>
          </table:table-cell>
          <table:table-cell table:style-name="Tableau3.E2" office:value-type="string">
            <text:p text:style-name="P8">-<text:span text:style-name="T88">1</text:span></text:p>
          </table:table-cell>
        </table:table-row>
        <table:table-row>
          <table:table-cell table:style-name="Tableau3.A2" office:value-type="string">
            <text:p text:style-name="P9">Pt résistance</text:p>
          </table:table-cell>
          <table:table-cell table:style-name="Tableau3.A2" office:value-type="string">
            <text:p text:style-name="P11">10</text:p>
          </table:table-cell>
          <table:table-cell table:style-name="Tableau3.A2" office:value-type="string">
            <text:p text:style-name="P11">+1</text:p>
          </table:table-cell>
          <table:table-cell table:style-name="Tableau3.A2" office:value-type="string">
            <text:p text:style-name="P8"/>
          </table:table-cell>
          <table:table-cell table:style-name="Tableau3.E2" office:value-type="string">
            <text:p text:style-name="P8"/>
          </table:table-cell>
        </table:table-row>
        <table:table-row>
          <table:table-cell table:style-name="Tableau3.A2" office:value-type="string">
            <text:p text:style-name="P9">Résultat attendue</text:p>
          </table:table-cell>
          <table:table-cell table:style-name="Tableau3.E2" table:number-columns-spanned="4" office:value-type="string">
            <text:p text:style-name="P11">Personne n’a gagné <text:span text:style-name="T108">le combat</text:span></text:p>
          </table:table-cell>
          <table:covered-table-cell/>
          <table:covered-table-cell/>
          <table:covered-table-cell/>
        </table:table-row>
      </table:table>
      <text:p text:style-name="P101"/>
      <text:p text:style-name="P43">Condition 1 : VALIDE <text:span text:style-name="T92">(arret du combat)</text:span></text:p>
      <text:p text:style-name="P102"/>
      <text:p text:style-name="P7"><text:span text:style-name="T41">Exemple </text:span><text:span text:style-name="T42">2 (sans riposte mais avec défense)</text:span></text:p>
      <text:p text:style-name="P9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7"/>
          </table:table-cell>
          <table:table-cell table:style-name="Tableau4.A1" office:value-type="string">
            <text:p text:style-name="P8">Attaquant <text:span text:style-name="T88">A</text:span></text:p>
          </table:table-cell>
          <table:table-cell table:style-name="Tableau4.A1" office:value-type="string">
            <text:p text:style-name="P8">MAJ <text:s/>points</text:p>
          </table:table-cell>
          <table:table-cell table:style-name="Tableau4.A1" office:value-type="string">
            <text:p text:style-name="P8">Adversaire <text:span text:style-name="T88">B</text:span></text:p>
          </table:table-cell>
          <table:table-cell table:style-name="Tableau4.E1" office:value-type="string">
            <text:p text:style-name="P8">MAJ <text:s/>points</text:p>
          </table:table-cell>
        </table:table-row>
        <table:table-row>
          <table:table-cell table:style-name="Tableau4.A2" office:value-type="string">
            <text:p text:style-name="P9">Pt vie</text:p>
          </table:table-cell>
          <table:table-cell table:style-name="Tableau4.A2" office:value-type="string">
            <text:p text:style-name="P11">10</text:p>
          </table:table-cell>
          <table:table-cell table:style-name="Tableau4.A2" office:value-type="string">
            <text:p text:style-name="P11">+2</text:p>
          </table:table-cell>
          <table:table-cell table:style-name="Tableau4.A2" office:value-type="string">
            <text:p text:style-name="P11">2</text:p>
          </table:table-cell>
          <table:table-cell table:style-name="Tableau4.E2" office:value-type="string">
            <text:p text:style-name="P11">0 (mort)</text:p>
          </table:table-cell>
        </table:table-row>
        <table:table-row>
          <table:table-cell table:style-name="Tableau4.A2" office:value-type="string">
            <text:p text:style-name="P9">Pt force</text:p>
          </table:table-cell>
          <table:table-cell table:style-name="Tableau4.A2" office:value-type="string">
            <text:p text:style-name="P11">25</text:p>
          </table:table-cell>
          <table:table-cell table:style-name="Tableau4.A2" office:value-type="string">
            <text:p text:style-name="P8"/>
          </table:table-cell>
          <table:table-cell table:style-name="Tableau4.A2" office:value-type="string">
            <text:p text:style-name="P11">20</text:p>
          </table:table-cell>
          <table:table-cell table:style-name="Tableau4.E2" office:value-type="string">
            <text:p text:style-name="P11"/>
          </table:table-cell>
        </table:table-row>
        <table:table-row>
          <table:table-cell table:style-name="Tableau4.A2" office:value-type="string">
            <text:p text:style-name="P9">Pt <text:s/>agilité</text:p>
          </table:table-cell>
          <table:table-cell table:style-name="Tableau4.A2" office:value-type="string">
            <text:p text:style-name="P11">10</text:p>
          </table:table-cell>
          <table:table-cell table:style-name="Tableau4.A2" office:value-type="string">
            <text:p text:style-name="P11">+1</text:p>
          </table:table-cell>
          <table:table-cell table:style-name="Tableau4.A2" office:value-type="string">
            <text:p text:style-name="P11">10</text:p>
          </table:table-cell>
          <table:table-cell table:style-name="Tableau4.E2" office:value-type="string">
            <text:p text:style-name="P8"/>
          </table:table-cell>
        </table:table-row>
        <table:table-row>
          <table:table-cell table:style-name="Tableau4.A2" office:value-type="string">
            <text:p text:style-name="P9">Pt résistance</text:p>
          </table:table-cell>
          <table:table-cell table:style-name="Tableau4.A2" office:value-type="string">
            <text:p text:style-name="P11"/>
          </table:table-cell>
          <table:table-cell table:style-name="Tableau4.A2" office:value-type="string">
            <text:p text:style-name="P11"/>
          </table:table-cell>
          <table:table-cell table:style-name="Tableau4.A2" office:value-type="string">
            <text:p text:style-name="P11">30</text:p>
          </table:table-cell>
          <table:table-cell table:style-name="Tableau4.E2" office:value-type="string">
            <text:p text:style-name="P11">- 5 = 30 - 25</text:p>
          </table:table-cell>
        </table:table-row>
        <table:table-row>
          <table:table-cell table:style-name="Tableau4.A2" office:value-type="string">
            <text:p text:style-name="P12">Résultat</text:p>
          </table:table-cell>
          <table:table-cell table:style-name="Tableau4.E2" table:number-columns-spanned="4" office:value-type="string">
            <text:p text:style-name="P11">L’attaquant à gagné <text:span text:style-name="T108">le combat</text:span></text:p>
          </table:table-cell>
          <table:covered-table-cell/>
          <table:covered-table-cell/>
          <table:covered-table-cell/>
        </table:table-row>
      </table:table>
      <text:p text:style-name="P94"/>
      <text:p text:style-name="P38"/>
      <text:p text:style-name="P43">Condition 1 : NON VALIDE</text:p>
      <text:p text:style-name="P43">condition 2 : NON VALIDE</text:p>
      <text:p text:style-name="P98"><text:span text:style-name="T80">condition 2 : VALIDE </text:span><text:span text:style-name="T81">(arret du combat)</text:span><text:tab/> <text:tab/><text:tab/></text:p>
      <text:p text:style-name="P103"/>
      <text:p text:style-name="P7"><text:span text:style-name="T41">Exemple </text:span><text:span text:style-name="T42">3 (avec riposte)</text:span></text:p>
      <text:p text:style-name="P92"/>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7"/>
          </table:table-cell>
          <table:table-cell table:style-name="Tableau2.A1" office:value-type="string">
            <text:p text:style-name="P8">Attaquant <text:span text:style-name="T88">A</text:span></text:p>
          </table:table-cell>
          <table:table-cell table:style-name="Tableau2.A1" office:value-type="string">
            <text:p text:style-name="P8">MAJ <text:s/>points</text:p>
          </table:table-cell>
          <table:table-cell table:style-name="Tableau2.A1" office:value-type="string">
            <text:p text:style-name="P8">Adversaire <text:span text:style-name="T88">B</text:span></text:p>
          </table:table-cell>
          <table:table-cell table:style-name="Tableau2.E1" office:value-type="string">
            <text:p text:style-name="P8">MAJ <text:s/>points</text:p>
          </table:table-cell>
        </table:table-row>
        <table:table-row>
          <table:table-cell table:style-name="Tableau2.A2" office:value-type="string">
            <text:p text:style-name="P9">Pt vie</text:p>
          </table:table-cell>
          <table:table-cell table:style-name="Tableau2.A2" office:value-type="string">
            <text:p text:style-name="P11">10</text:p>
          </table:table-cell>
          <table:table-cell table:style-name="Tableau2.A2" office:value-type="string">
            <text:p text:style-name="P10"/>
          </table:table-cell>
          <table:table-cell table:style-name="Tableau2.A2" office:value-type="string">
            <text:p text:style-name="P11">10</text:p>
          </table:table-cell>
          <table:table-cell table:style-name="Tableau2.E2" office:value-type="string">
            <text:p text:style-name="P10">-<text:span text:style-name="T88">2</text:span></text:p>
          </table:table-cell>
        </table:table-row>
        <table:table-row>
          <table:table-cell table:style-name="Tableau2.A2" office:value-type="string">
            <text:p text:style-name="P9">Pt force</text:p>
          </table:table-cell>
          <table:table-cell table:style-name="Tableau2.A2" office:value-type="string">
            <text:p text:style-name="P8">10</text:p>
          </table:table-cell>
          <table:table-cell table:style-name="Tableau2.A2" office:value-type="string">
            <text:p text:style-name="P8"/>
          </table:table-cell>
          <table:table-cell table:style-name="Tableau2.A2" office:value-type="string">
            <text:p text:style-name="P11">15 </text:p>
          </table:table-cell>
          <table:table-cell table:style-name="Tableau2.E2" office:value-type="string">
            <text:p text:style-name="P11"/>
          </table:table-cell>
        </table:table-row>
        <table:table-row>
          <table:table-cell table:style-name="Tableau2.A2" office:value-type="string">
            <text:p text:style-name="P9">Pt <text:s/>agilité</text:p>
          </table:table-cell>
          <table:table-cell table:style-name="Tableau2.A2" office:value-type="string">
            <text:p text:style-name="P8">1<text:span text:style-name="T88">0</text:span> </text:p>
          </table:table-cell>
          <table:table-cell table:style-name="Tableau2.A2" office:value-type="string">
            <text:p text:style-name="P11">+1</text:p>
          </table:table-cell>
          <table:table-cell table:style-name="Tableau2.A2" office:value-type="string">
            <text:p text:style-name="P8">5</text:p>
          </table:table-cell>
          <table:table-cell table:style-name="Tableau2.E2" office:value-type="string">
            <text:p text:style-name="P8"/>
          </table:table-cell>
        </table:table-row>
        <table:table-row>
          <table:table-cell table:style-name="Tableau2.A2" office:value-type="string">
            <text:p text:style-name="P9">Pt résistance</text:p>
          </table:table-cell>
          <table:table-cell table:style-name="Tableau2.A2" office:value-type="string">
            <text:p text:style-name="P11">20</text:p>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8"/>
          </table:table-cell>
        </table:table-row>
        <table:table-row>
          <table:table-cell table:style-name="Tableau2.A2" office:value-type="string">
            <text:p text:style-name="P12">Résultat</text:p>
          </table:table-cell>
          <table:table-cell table:style-name="Tableau2.E2" table:number-columns-spanned="4" office:value-type="string">
            <text:p text:style-name="P11">L’attaquant gagne la riposte donc le combat</text:p>
          </table:table-cell>
          <table:covered-table-cell/>
          <table:covered-table-cell/>
          <table:covered-table-cell/>
        </table:table-row>
      </table:table>
      <text:p text:style-name="P94"/>
      <text:p text:style-name="P38"/>
      <text:p text:style-name="P43">Condition 1 : NON VALIDE</text:p>
      <text:p text:style-name="P44"><text:span text:style-name="T80">donc condition 2 : VALIDE</text:span><text:tab/><text:tab/><text:tab/></text:p>
      <text:p text:style-name="P46">donc <text:span text:style-name="T60">mode riposte</text:span> pour déterminer qui gagne la riposte</text:p>
      <text:p text:style-name="P46"><text:tab/><text:span text:style-name="T79">B = attaquant et A = adversaire</text:span></text:p>
      <text:p text:style-name="P43"><text:tab/>condition 1 : NON VALIDE</text:p>
      <text:p text:style-name="P43"><text:tab/>donc condition 2 : NON VALIDE</text:p>
      <text:p text:style-name="P104"><text:tab/>donc condition 3 : VALIDE <text:span text:style-name="T92">(arret du combat)</text:span></text:p>
      <text:p text:style-name="P103"/>
      <text:p text:style-name="P21"/>
      <text:p text:style-name="P89"><draw:custom-shape text:anchor-type="as-char" draw:z-index="18" draw:name="Textbox 12" draw:style-name="gr2" draw:text-style-name="P123" svg:width="17.615cm" svg:height="0.685cm"><text:p text:style-name="P3"><text:bookmark text:name="Quelques conseils"/><text:span text:style-name="T57">QUELQUES</text:span><text:span text:style-name="T58"> </text:span><text:span text:style-name="T59">CONSEI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list xml:id="list120812576267703" text:continue-numbering="true" text:style-name="WWNum1">
        <text:list-item>
          <text:p text:style-name="P68"><text:span text:style-name="T3">Bien</text:span><text:span text:style-name="T10"> </text:span><text:span text:style-name="T3">définir</text:span><text:span text:style-name="T14"> </text:span><text:span text:style-name="T3">l'ergonomie</text:span><text:span text:style-name="T9"> </text:span><text:span text:style-name="T3">pour</text:span><text:span text:style-name="T14"> </text:span><text:span text:style-name="T3">que</text:span><text:span text:style-name="T8"> </text:span><text:span text:style-name="T3">cela</text:span><text:span text:style-name="T14"> </text:span><text:span text:style-name="T3">soit</text:span><text:span text:style-name="T9"> </text:span><text:span text:style-name="T3">jouable</text:span><text:span text:style-name="T9"> </text:span><text:span text:style-name="T3">(il</text:span><text:span text:style-name="T8"> </text:span><text:span text:style-name="T3">faut</text:span><text:span text:style-name="T10"> </text:span><text:span text:style-name="T3">bien</text:span><text:span text:style-name="T8"> </text:span><text:span text:style-name="T3">sûr</text:span><text:span text:style-name="T8"> </text:span><text:span text:style-name="T3">utiliser</text:span><text:span text:style-name="T14"> </text:span><text:span text:style-name="T12">Ajax)</text:span></text:p>
        </text:list-item>
        <text:list-item>
          <text:p text:style-name="P64"><text:span text:style-name="T3">Je</text:span><text:span text:style-name="T7"> </text:span><text:span text:style-name="T3">vous</text:span><text:span text:style-name="T17"> </text:span><text:span text:style-name="T3">conseille</text:span><text:span text:style-name="T18"> </text:span><text:span text:style-name="T3">de</text:span><text:span text:style-name="T7"> </text:span><text:span text:style-name="T3">réaliser</text:span><text:span text:style-name="T7"> </text:span><text:span text:style-name="T3">une</text:span><text:span text:style-name="T7"> </text:span><text:span text:style-name="T3">méthode</text:span><text:span text:style-name="T18"> </text:span><text:span text:style-name="T3">par</text:span><text:span text:style-name="T7"> </text:span><text:span text:style-name="T3">action</text:span><text:span text:style-name="T17"> </text:span><text:span text:style-name="T3">possible.</text:span><text:span text:style-name="T5"> </text:span><text:span text:style-name="T3">Et</text:span><text:span text:style-name="T5"> </text:span><text:span text:style-name="T3">donc</text:span><text:span text:style-name="T5"> </text:span><text:span text:style-name="T3">par</text:span><text:span text:style-name="T7"> </text:span><text:span text:style-name="T3">exemple,</text:span><text:span text:style-name="T7"> </text:span><text:span text:style-name="T3">quand</text:span><text:span text:style-name="T17"> </text:span><text:span text:style-name="T3">un</text:span><text:span text:style-name="T17"> </text:span><text:span text:style-name="T3">personnage attaque, on a un scénario du type :</text:span></text:p>
        </text:list-item>
      </text:list>
      <text:list text:style-name="WWNum2">
        <text:list-item>
          <text:p text:style-name="P81"><text:span text:style-name="T3">A attaque B avec la force N (il appelle la méthode avec ses points de force, donc A attaque avec sa force,</text:span><text:span text:style-name="T19"> </text:span><text:span text:style-name="T3">mais B est attaqué avec la force choisie par A)</text:span></text:p>
        </text:list-item>
        <text:list-item>
          <text:p text:style-name="P69"><text:span text:style-name="T3">donc</text:span><text:span text:style-name="T9"> </text:span><text:span text:style-name="T3">B</text:span><text:span text:style-name="T9"> </text:span><text:span text:style-name="T3">subit</text:span><text:span text:style-name="T9"> </text:span><text:span text:style-name="T3">une</text:span><text:span text:style-name="T9"> </text:span><text:span text:style-name="T3">attaque</text:span><text:span text:style-name="T8"> </text:span><text:span text:style-name="T3">de</text:span><text:span text:style-name="T9"> </text:span><text:span text:style-name="T3">force</text:span><text:span text:style-name="T9"> </text:span><text:span text:style-name="T3">N,</text:span><text:span text:style-name="T10"> </text:span><text:span text:style-name="T3">et</text:span><text:span text:style-name="T9"> </text:span><text:span text:style-name="T3">indique</text:span><text:span text:style-name="T9"> </text:span><text:span text:style-name="T3">le</text:span><text:span text:style-name="T8"> </text:span><text:span text:style-name="T3">résultat</text:span><text:span text:style-name="T9"> </text:span><text:span text:style-name="T3">à</text:span><text:span text:style-name="T9"> </text:span><text:span text:style-name="T2">A</text:span></text:p>
        </text:list-item>
        <text:list-item>
          <text:p text:style-name="P70"><text:span text:style-name="T3">les</text:span><text:span text:style-name="T10"> </text:span><text:span text:style-name="T3">objets</text:span><text:span text:style-name="T8"> </text:span><text:span text:style-name="T3">A</text:span><text:span text:style-name="T9"> </text:span><text:span text:style-name="T3">et</text:span><text:span text:style-name="T9"> </text:span><text:span text:style-name="T3">B</text:span><text:span text:style-name="T8"> </text:span><text:span text:style-name="T3">gérent</text:span><text:span text:style-name="T9"> </text:span><text:span text:style-name="T3">chacun</text:span><text:span text:style-name="T9"> </text:span><text:span text:style-name="T3">les</text:span><text:span text:style-name="T12"> </text:span><text:span text:style-name="T3">propriétés</text:span><text:span text:style-name="T8"> </text:span><text:span text:style-name="T3">de</text:span><text:span text:style-name="T12"> </text:span><text:span text:style-name="T3">leur</text:span><text:span text:style-name="T10"> </text:span><text:span text:style-name="T3">personnage</text:span><text:span text:style-name="T8"> </text:span><text:span text:style-name="T12">respectif</text:span></text:p>
        </text:list-item>
      </text:list>
      <text:p text:style-name="P80"/>
      <text:p text:style-name="P80"/>
      <text:p text:style-name="P80"/>
      <text:p text:style-name="P80"/>
      <text:p text:style-name="P80"/>
      <text:p text:style-name="P80"/>
      <text:p text:style-name="P80"/>
      <text:p text:style-name="P10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rlito" fo:font-family="Carlito" style:font-family-generic="roman" style:font-pitch="variable" fo:font-size="10pt" fo:language="fr" fo:country="FR"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right="0cm" fo:text-indent="0cm" style:auto-text-indent="false"/>
      <style:text-properties style:font-name="Carlito" fo:font-family="Carlito" style:font-family-generic="roman" style:font-pitch="variable" fo:font-size="11pt" fo:language="fr" fo:country="FR"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ing_20_2" style:display-name="Heading 2" style:family="paragraph" style:parent-style-name="Standard" style:default-outline-level="3" style:list-style-name="" style:class="text">
      <style:paragraph-properties fo:margin-left="0.309cm" fo:margin-right="0cm" fo:text-indent="0cm" style:auto-text-indent="false"/>
      <style:text-properties style:font-name="Carlito" fo:font-family="Carlito" style:font-family-generic="roman" style:font-pitch="variable" fo:font-size="10pt" fo:language="fr" fo:country="FR" style:text-underline-style="solid" style:text-underline-width="auto" style:text-underline-color="#000000"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style>
    <style:style style:name="Title" style:family="paragraph" style:parent-style-name="Standard" style:class="chapter">
      <style:paragraph-properties fo:margin-left="0.007cm" fo:margin-right="0cm" fo:margin-top="0.116cm" fo:margin-bottom="0cm" style:contextual-spacing="false" fo:text-align="center" style:justify-single-word="false" fo:text-indent="0cm" style:auto-text-indent="false"/>
      <style:text-properties style:font-name="Carlito" fo:font-family="Carlito" style:font-family-generic="roman" style:font-pitch="variable" fo:font-size="14pt" fo:language="fr" fo:country="FR" fo:font-weight="bold" style:font-name-asian="Carlito1" style:font-family-asian="Carlito" style:font-family-generic-asian="system" style:font-pitch-asian="variable" style:font-size-asian="14pt" style:language-asian="en" style:country-asian="US" style:font-weight-asian="bold" style:font-name-complex="Carlito1" style:font-family-complex="Carlito"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1.579cm" fo:margin-right="0cm" fo:text-indent="-0.635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6cm" fo:margin-right="0cm" fo:margin-top="0.005cm" fo:margin-bottom="0cm" style:contextual-spacing="false" fo:line-height="0.388cm" fo:text-align="center" style:justify-single-word="false" fo:text-indent="0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fo:letter-spacing="normal" fo:language="fr" fo:country="FR" fo:font-style="normal" fo:font-weight="normal" style:font-name-asian="OpenSymbol1" style:font-family-asian="OpenSymbol" style:font-family-generic-asian="system" style:font-pitch-asian="variable" style:font-size-asian="10pt" style:language-asian="en" style:country-asian="US" style:font-style-asian="normal" style:font-weight-asian="normal" style:font-name-complex="OpenSymbol1" style:font-family-complex="OpenSymbol" style:font-family-generic-complex="system" style:font-pitch-complex="variable" style:font-size-complex="10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0pt" fo:letter-spacing="normal" fo:language="fr" fo:country="FR" fo:font-style="normal" fo:font-weight="normal" style:font-name-asian="Symbol" style:font-family-asian="Symbol" style:font-family-generic-asian="system" style:font-pitch-asian="variable" style:font-size-asian="10pt" style:language-asian="en" style:country-asian="US" style:font-style-asian="normal" style:font-weight-asian="normal" style:font-name-complex="Symbol" style:font-family-complex="Symbol" style:font-family-generic-complex="system" style:font-pitch-complex="variable" style:font-size-complex="10pt" style:language-complex="ar" style:country-complex="SA" style:font-style-complex="normal" style:font-weight-complex="normal" style:text-scale="100%"/>
    </style:style>
    <style:style style:name="ListLabel_20_11" style:display-name="ListLabel 11" style:family="text">
      <style:text-properties fo:font-size="10pt" fo:letter-spacing="normal" fo:language="fr" fo:country="FR" fo:font-style="normal" fo:font-weight="normal" style:font-name-asian="Courier New" style:font-family-asian="'Courier New'" style:font-family-generic-asian="system" style:font-pitch-asian="variable" style:font-size-asian="10pt" style:language-asian="en" style:country-asian="US" style:font-style-asian="normal" style:font-weight-asian="normal" style:font-name-complex="Courier New" style:font-family-complex="'Courier New'" style:font-family-generic-complex="system" style:font-pitch-complex="variable" style:font-size-complex="10pt" style:language-complex="ar" style:country-complex="SA" style:font-style-complex="normal" style:font-weight-complex="normal" style:text-scale="100%"/>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2.215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9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37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9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53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11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26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8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8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8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22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90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5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27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T1" style:family="text">
      <style:text-properties fo:font-size="10pt" fo:letter-spacing="-0.018cm" fo:font-weight="bold" style:font-size-asian="10pt" style:font-weight-asian="bold"/>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81cm" fo:margin-bottom="1.249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2.081cm" fo:margin-bottom="1.588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58cm" fo:margin-bottom="1.249cm" fo:margin-left="1.693cm" fo:margin-right="1.305cm" style:writing-mode="lr-tb" style:layout-grid-color="#c0c0c0" style:layout-grid-lines="252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4">
      <style:page-layout-properties fo:page-width="21.001cm" fo:page-height="29.7cm" style:num-format="1" style:print-orientation="portrait" fo:margin-top="2.011cm" fo:margin-bottom="1.249cm" fo:margin-left="1.693cm" fo:margin-right="1.305cm" style:writing-mode="lr-tb" style:layout-grid-color="#c0c0c0" style:layout-grid-lines="261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5">
      <style:page-layout-properties fo:page-width="21.001cm" fo:page-height="29.7cm" style:num-format="1" style:print-orientation="portrait" fo:margin-top="2.716cm" fo:margin-bottom="1.249cm" fo:margin-left="1.693cm" fo:margin-right="1.305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2" draw:name="Textbox 1" draw:style-name="Mgr1" draw:text-style-name="MP3" svg:width="0.428cm" svg:height="0.424cm" svg:x="19.124cm" svg:y="28.063cm"><text:p text:style-name="MP2"><text:span text:style-name="MT1"><text:page-number text:select-page="current">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14" draw:name="Textbox 3" draw:style-name="Mgr1" draw:text-style-name="MP3" svg:width="0.428cm" svg:height="0.424cm" svg:x="19.124cm" svg:y="28.063cm"><text:p text:style-name="MP2"><text:span text:style-name="MT1"><text:page-number text:select-page="current">3</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19.124cm" svg:y="28.063cm" svg:width="0.43cm" svg:height="0.425cm" draw:z-index="0"><draw:text-box><text:p text:style-name="MP2"><text:span text:style-name="MT1"><text:page-number text:select-page="current">3</text:page-number></text:span></text:p></draw:text-box></draw:frame></text:p>
      </style:footer>
    </style:master-page>
    <style:master-page style:name="Converted2" style:page-layout-name="Mpm4" draw:style-name="Mdp1">
      <style:footer>
        <text:p text:style-name="MP1"><draw:custom-shape text:anchor-type="char" draw:z-index="0" draw:name="Textbox 5" draw:style-name="Mgr1" draw:text-style-name="MP3" svg:width="0.428cm" svg:height="0.424cm" svg:x="19.124cm" svg:y="28.063cm"><text:p text:style-name="MP2"><text:span text:style-name="MT1"><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19.124cm" svg:y="28.063cm" svg:width="0.43cm" svg:height="0.427cm" draw:z-index="0"><draw:text-box><text:p text:style-name="MP2"><text:span text:style-name="MT1"><text:page-number text:select-page="current">6</text:page-number></text:span></text:p></draw:text-box></draw:frame></text:p>
      </style:footer>
    </style:master-page>
    <style:master-page style:name="Converted3" style:page-layout-name="Mpm5" draw:style-name="Mdp1">
      <style:footer>
        <text:p text:style-name="MP1"><draw:custom-shape text:anchor-type="char" draw:z-index="16" draw:name="Textbox 6" draw:style-name="Mgr1" draw:text-style-name="MP3" svg:width="0.428cm" svg:height="0.424cm" svg:x="19.124cm" svg:y="28.063cm"><text:p text:style-name="MP2"><text:span text:style-name="MT1"><text:page-number text:select-page="current">7</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Blanchot</meta:initial-creator>
    <meta:creation-date>2024-05-06T06:37:59</meta:creation-date>
    <dc:date>2024-05-12T12:08:11.204000000</dc:date>
    <meta:editing-duration>PT21H53M28S</meta:editing-duration>
    <meta:generator>LibreOffice/7.4.3.2$Windows_X86_64 LibreOffice_project/1048a8393ae2eeec98dff31b5c133c5f1d08b890</meta:generator>
    <meta:editing-cycles>7</meta:editing-cycles>
    <meta:document-statistic meta:table-count="4" meta:image-count="0" meta:object-count="0" meta:page-count="7" meta:paragraph-count="204" meta:word-count="1981" meta:character-count="11102" meta:non-whitespace-character-count="9130"/>
    <meta:user-defined meta:name="AppVersion">12.0000</meta:user-defined>
    <meta:user-defined meta:name="Created" meta:value-type="date">2024-05-02T00:00:00</meta:user-defined>
    <meta:user-defined meta:name="Creator">Writer</meta:user-defined>
    <meta:user-defined meta:name="LastSaved" meta:value-type="date">2024-05-06T00:00:00</meta:user-defined>
    <meta:user-defined meta:name="Producer" meta:value-type="string">3-Heights(TM) PDF Security Shell 4.8.25.2 (http://www.pdf-tools.com)</meta:user-defined>
    <meta:template xlink:type="simple" xlink:actuate="onRequest" xlink:title="Normal" xlink:href=""/>
  </office:meta>
</office:document-meta>
</file>